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ef54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53e8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b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043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2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57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a3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094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d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aa3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0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65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76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f68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1c4b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3d1d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6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83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ba56d92" style:font-name-asian="標楷體1"/>
    </style:style>
    <style:style style:name="T3" style:family="text">
      <style:text-properties style:text-position="super 58%" style:font-name="標楷體1" officeooo:rsid="4bb4c830" style:font-name-asian="標楷體1"/>
    </style:style>
    <style:style style:name="T4" style:family="text">
      <style:text-properties style:text-position="super 58%" style:font-name="標楷體1" officeooo:rsid="4cd75442" style:font-name-asian="標楷體1"/>
    </style:style>
    <style:style style:name="T5" style:family="text">
      <style:text-properties style:text-position="super 58%" style:font-name="標楷體1" officeooo:rsid="4b57a3db"/>
    </style:style>
    <style:style style:name="T6" style:family="text">
      <style:text-properties style:text-position="super 58%" style:font-name="標楷體1" officeooo:rsid="4b969c3d"/>
    </style:style>
    <style:style style:name="T7" style:family="text">
      <style:text-properties style:text-position="super 58%" style:font-name="標楷體1" officeooo:rsid="4bb4c830"/>
    </style:style>
    <style:style style:name="T8" style:family="text">
      <style:text-properties style:font-name="標楷體1"/>
    </style:style>
    <style:style style:name="T9" style:family="text">
      <style:text-properties style:font-name="標楷體1" style:font-name-asian="標楷體1"/>
    </style:style>
    <style:style style:name="T10" style:family="text">
      <style:text-properties style:font-name="標楷體1" officeooo:rsid="49a35660" style:font-name-asian="標楷體1"/>
    </style:style>
    <style:style style:name="T11" style:family="text">
      <style:text-properties style:font-name="標楷體1" officeooo:rsid="4a34f441" style:font-name-asian="標楷體1"/>
    </style:style>
    <style:style style:name="T12" style:family="text">
      <style:text-properties style:font-name="標楷體1" officeooo:rsid="4ab05865" style:font-name-asian="標楷體1"/>
    </style:style>
    <style:style style:name="T13" style:family="text">
      <style:text-properties style:font-name="標楷體1" officeooo:rsid="4ae8b1da" style:font-name-asian="標楷體1"/>
    </style:style>
    <style:style style:name="T14" style:family="text">
      <style:text-properties style:font-name="標楷體1" officeooo:rsid="4aeae601" style:font-name-asian="標楷體1"/>
    </style:style>
    <style:style style:name="T15" style:family="text">
      <style:text-properties style:font-name="標楷體1" officeooo:rsid="4aeae7eb" style:font-name-asian="標楷體1"/>
    </style:style>
    <style:style style:name="T16" style:family="text">
      <style:text-properties style:font-name="標楷體1" officeooo:rsid="4aeb34d7" style:font-name-asian="標楷體1"/>
    </style:style>
    <style:style style:name="T17" style:family="text">
      <style:text-properties style:font-name="標楷體1" officeooo:rsid="4aeb9eb5" style:font-name-asian="標楷體1"/>
    </style:style>
    <style:style style:name="T18" style:family="text">
      <style:text-properties style:font-name="標楷體1" officeooo:rsid="4aed8a3e" style:font-name-asian="標楷體1"/>
    </style:style>
    <style:style style:name="T19" style:family="text">
      <style:text-properties style:font-name="標楷體1" officeooo:rsid="4aed8cac" style:font-name-asian="標楷體1"/>
    </style:style>
    <style:style style:name="T20" style:family="text">
      <style:text-properties style:font-name="標楷體1" officeooo:rsid="4af3f40d" style:font-name-asian="標楷體1"/>
    </style:style>
    <style:style style:name="T21" style:family="text">
      <style:text-properties style:font-name="標楷體1" officeooo:rsid="4af9990b" style:font-name-asian="標楷體1"/>
    </style:style>
    <style:style style:name="T22" style:family="text">
      <style:text-properties style:font-name="標楷體1" officeooo:rsid="4afadb9f" style:font-name-asian="標楷體1"/>
    </style:style>
    <style:style style:name="T23" style:family="text">
      <style:text-properties style:font-name="標楷體1" officeooo:rsid="4aff9c3d" style:font-name-asian="標楷體1"/>
    </style:style>
    <style:style style:name="T24" style:family="text">
      <style:text-properties style:font-name="標楷體1" officeooo:rsid="4b04ccdd" style:font-name-asian="標楷體1"/>
    </style:style>
    <style:style style:name="T25" style:family="text">
      <style:text-properties style:font-name="標楷體1" officeooo:rsid="4b196553" style:font-name-asian="標楷體1"/>
    </style:style>
    <style:style style:name="T26" style:family="text">
      <style:text-properties style:font-name="標楷體1" officeooo:rsid="4b1a34ff" style:font-name-asian="標楷體1"/>
    </style:style>
    <style:style style:name="T27" style:family="text">
      <style:text-properties style:font-name="標楷體1" officeooo:rsid="4b1ea214" style:font-name-asian="標楷體1"/>
    </style:style>
    <style:style style:name="T28" style:family="text">
      <style:text-properties style:font-name="標楷體1" officeooo:rsid="4b21d5de" style:font-name-asian="標楷體1"/>
    </style:style>
    <style:style style:name="T29" style:family="text">
      <style:text-properties style:font-name="標楷體1" officeooo:rsid="4b2ee462" style:font-name-asian="標楷體1"/>
    </style:style>
    <style:style style:name="T30" style:family="text">
      <style:text-properties style:font-name="標楷體1" officeooo:rsid="4b3c4d64" style:font-name-asian="標楷體1"/>
    </style:style>
    <style:style style:name="T31" style:family="text">
      <style:text-properties style:font-name="標楷體1" officeooo:rsid="4b531256" style:font-name-asian="標楷體1"/>
    </style:style>
    <style:style style:name="T32" style:family="text">
      <style:text-properties style:font-name="標楷體1" officeooo:rsid="4b536d71" style:font-name-asian="標楷體1"/>
    </style:style>
    <style:style style:name="T33" style:family="text">
      <style:text-properties style:font-name="標楷體1" officeooo:rsid="4b555047" style:font-name-asian="標楷體1"/>
    </style:style>
    <style:style style:name="T34" style:family="text">
      <style:text-properties style:font-name="標楷體1" officeooo:rsid="4b57a3db" style:font-name-asian="標楷體1"/>
    </style:style>
    <style:style style:name="T35" style:family="text">
      <style:text-properties style:font-name="標楷體1" officeooo:rsid="4b969c3d" style:font-name-asian="標楷體1"/>
    </style:style>
    <style:style style:name="T36" style:family="text">
      <style:text-properties style:font-name="標楷體1" officeooo:rsid="4ba813d5" style:font-name-asian="標楷體1"/>
    </style:style>
    <style:style style:name="T37" style:family="text">
      <style:text-properties style:font-name="標楷體1" officeooo:rsid="4ba56d92" style:font-name-asian="標楷體1"/>
    </style:style>
    <style:style style:name="T38" style:family="text">
      <style:text-properties style:font-name="標楷體1" officeooo:rsid="4bafbc6a" style:font-name-asian="標楷體1"/>
    </style:style>
    <style:style style:name="T39" style:family="text">
      <style:text-properties style:font-name="標楷體1" officeooo:rsid="4bbfd365" style:font-name-asian="標楷體1"/>
    </style:style>
    <style:style style:name="T40" style:family="text">
      <style:text-properties style:font-name="標楷體1" officeooo:rsid="4bc691fc" style:font-name-asian="標楷體1"/>
    </style:style>
    <style:style style:name="T41" style:family="text">
      <style:text-properties style:font-name="標楷體1" officeooo:rsid="4bef50f2" style:font-name-asian="標楷體1"/>
    </style:style>
    <style:style style:name="T42" style:family="text">
      <style:text-properties style:font-name="標楷體1" officeooo:rsid="4bf5e3e3" style:font-name-asian="標楷體1"/>
    </style:style>
    <style:style style:name="T43" style:family="text">
      <style:text-properties style:font-name="標楷體1" officeooo:rsid="4bfeff24" style:font-name-asian="標楷體1"/>
    </style:style>
    <style:style style:name="T44" style:family="text">
      <style:text-properties style:font-name="標楷體1" officeooo:rsid="4c0110c3" style:font-name-asian="標楷體1"/>
    </style:style>
    <style:style style:name="T45" style:family="text">
      <style:text-properties style:font-name="標楷體1" officeooo:rsid="4c0262fc" style:font-name-asian="標楷體1"/>
    </style:style>
    <style:style style:name="T46" style:family="text">
      <style:text-properties style:font-name="標楷體1" officeooo:rsid="4c70e875" style:font-name-asian="標楷體1"/>
    </style:style>
    <style:style style:name="T47" style:family="text">
      <style:text-properties style:font-name="標楷體1" officeooo:rsid="4c7cc251" style:font-name-asian="標楷體1"/>
    </style:style>
    <style:style style:name="T48" style:family="text">
      <style:text-properties style:font-name="標楷體1" officeooo:rsid="4c855bcb" style:font-name-asian="標楷體1"/>
    </style:style>
    <style:style style:name="T49" style:family="text">
      <style:text-properties style:font-name="標楷體1" officeooo:rsid="4c8ee699" style:font-name-asian="標楷體1"/>
    </style:style>
    <style:style style:name="T50" style:family="text">
      <style:text-properties style:font-name="標楷體1" officeooo:rsid="4c93a889" style:font-name-asian="標楷體1"/>
    </style:style>
    <style:style style:name="T51" style:family="text">
      <style:text-properties style:font-name="標楷體1" officeooo:rsid="4c93a889" style:font-name-asian="標楷體1" style:font-name-complex="標楷體"/>
    </style:style>
    <style:style style:name="T52" style:family="text">
      <style:text-properties style:font-name="標楷體1" officeooo:rsid="4cab639c" style:font-name-asian="標楷體1"/>
    </style:style>
    <style:style style:name="T53" style:family="text">
      <style:text-properties style:font-name="標楷體1" officeooo:rsid="4cb14fac" style:font-name-asian="標楷體1"/>
    </style:style>
    <style:style style:name="T54" style:family="text">
      <style:text-properties style:font-name="標楷體1" officeooo:rsid="4c991ddd" style:font-name-asian="標楷體1"/>
    </style:style>
    <style:style style:name="T55" style:family="text">
      <style:text-properties style:font-name="標楷體1" officeooo:rsid="4cc38040" style:font-name-asian="標楷體1"/>
    </style:style>
    <style:style style:name="T56" style:family="text">
      <style:text-properties style:font-name="標楷體1" officeooo:rsid="4ccd3da4" style:font-name-asian="標楷體1"/>
    </style:style>
    <style:style style:name="T57" style:family="text">
      <style:text-properties style:font-name="標楷體1" officeooo:rsid="4cd75442" style:font-name-asian="標楷體1"/>
    </style:style>
    <style:style style:name="T58" style:family="text">
      <style:text-properties style:font-name="標楷體1" officeooo:rsid="4ce8f976" style:font-name-asian="標楷體1"/>
    </style:style>
    <style:style style:name="T59" style:family="text">
      <style:text-properties style:font-name="標楷體1" officeooo:rsid="4d4b0db0" style:font-name-asian="標楷體1"/>
    </style:style>
    <style:style style:name="T60" style:family="text">
      <style:text-properties style:font-name="標楷體1" officeooo:rsid="4d6f203b" style:font-name-asian="標楷體1"/>
    </style:style>
    <style:style style:name="T61" style:family="text">
      <style:text-properties style:font-name="標楷體1" officeooo:rsid="4d770443" style:font-name-asian="標楷體1"/>
    </style:style>
    <style:style style:name="T62" style:family="text">
      <style:text-properties style:font-name="標楷體1" officeooo:rsid="4d3c2f4e" style:font-name-asian="標楷體1"/>
    </style:style>
    <style:style style:name="T63" style:family="text">
      <style:text-properties style:font-name="標楷體1" officeooo:rsid="4dae5276" style:font-name-asian="標楷體1"/>
    </style:style>
    <style:style style:name="T64" style:family="text">
      <style:text-properties style:font-name="標楷體1" officeooo:rsid="4dbf1947" style:font-name-asian="標楷體1"/>
    </style:style>
    <style:style style:name="T65" style:family="text">
      <style:text-properties style:font-name="標楷體1" officeooo:rsid="4dabc75d" style:font-name-asian="標楷體1"/>
    </style:style>
    <style:style style:name="T66" style:family="text">
      <style:text-properties style:font-name="標楷體1" officeooo:rsid="5228545c" style:font-name-asian="標楷體1"/>
    </style:style>
    <style:style style:name="T67" style:family="text">
      <style:text-properties style:font-name="標楷體1" style:font-name-asian="Liberation Serif1" style:font-name-complex="Liberation Serif1"/>
    </style:style>
    <style:style style:name="T68" style:family="text">
      <style:text-properties style:font-name="標楷體1" officeooo:rsid="4ab05865" style:font-name-asian="Liberation Serif1" style:font-name-complex="Liberation Serif1"/>
    </style:style>
    <style:style style:name="T69" style:family="text">
      <style:text-properties style:font-name="標楷體1" officeooo:rsid="4b595183" style:font-name-asian="Liberation Serif1" style:font-name-complex="Liberation Serif1"/>
    </style:style>
    <style:style style:name="T70" style:family="text">
      <style:text-properties style:font-name="標楷體1" style:text-underline-style="solid" style:text-underline-width="auto" style:text-underline-color="font-color" officeooo:rsid="17cb7444"/>
    </style:style>
    <style:style style:name="T71" style:family="text">
      <style:text-properties style:font-name="標楷體1" officeooo:rsid="4ab05865"/>
    </style:style>
    <style:style style:name="T72" style:family="text">
      <style:text-properties style:font-name="標楷體1" officeooo:rsid="4ae7655e"/>
    </style:style>
    <style:style style:name="T73" style:family="text">
      <style:text-properties style:font-name="標楷體1" officeooo:rsid="4b281999"/>
    </style:style>
    <style:style style:name="T74" style:family="text">
      <style:text-properties style:font-name="標楷體1" officeooo:rsid="4aed8a3e"/>
    </style:style>
    <style:style style:name="T75" style:family="text">
      <style:text-properties style:font-name="標楷體1" officeooo:rsid="4b2d6b21"/>
    </style:style>
    <style:style style:name="T76" style:family="text">
      <style:text-properties style:font-name="標楷體1" officeooo:rsid="4b2f8ae5"/>
    </style:style>
    <style:style style:name="T77" style:family="text">
      <style:text-properties style:font-name="標楷體1" officeooo:rsid="4aeae601"/>
    </style:style>
    <style:style style:name="T78" style:family="text">
      <style:text-properties style:font-name="標楷體1" officeooo:rsid="4afb970f"/>
    </style:style>
    <style:style style:name="T79" style:family="text">
      <style:text-properties style:font-name="標楷體1" officeooo:rsid="4b0777e9"/>
    </style:style>
    <style:style style:name="T80" style:family="text">
      <style:text-properties style:font-name="標楷體1" officeooo:rsid="4b057410"/>
    </style:style>
    <style:style style:name="T81" style:family="text">
      <style:text-properties style:font-name="標楷體1" officeooo:rsid="4b358acd"/>
    </style:style>
    <style:style style:name="T82" style:family="text">
      <style:text-properties style:font-name="標楷體1" officeooo:rsid="4b35b65f"/>
    </style:style>
    <style:style style:name="T83" style:family="text">
      <style:text-properties style:font-name="標楷體1" officeooo:rsid="4aada004"/>
    </style:style>
    <style:style style:name="T84" style:family="text">
      <style:text-properties style:font-name="標楷體1" officeooo:rsid="4aed8cac"/>
    </style:style>
    <style:style style:name="T85" style:family="text">
      <style:text-properties style:font-name="標楷體1" officeooo:rsid="4b2482fd"/>
    </style:style>
    <style:style style:name="T86" style:family="text">
      <style:text-properties style:font-name="標楷體1" officeooo:rsid="4b35c48d"/>
    </style:style>
    <style:style style:name="T87" style:family="text">
      <style:text-properties style:font-name="標楷體1" officeooo:rsid="4b5164f2"/>
    </style:style>
    <style:style style:name="T88" style:family="text">
      <style:text-properties style:font-name="標楷體1" officeooo:rsid="4b595183"/>
    </style:style>
    <style:style style:name="T89" style:family="text">
      <style:text-properties style:font-name="標楷體1" officeooo:rsid="4b5f0e09"/>
    </style:style>
    <style:style style:name="T90" style:family="text">
      <style:text-properties style:font-name="標楷體1" officeooo:rsid="4ba56d92"/>
    </style:style>
    <style:style style:name="T91" style:family="text">
      <style:text-properties style:font-name="標楷體1" officeooo:rsid="4baa3d38"/>
    </style:style>
    <style:style style:name="T92" style:family="text">
      <style:text-properties style:font-name="標楷體1" officeooo:rsid="4baf6da7"/>
    </style:style>
    <style:style style:name="T93" style:family="text">
      <style:text-properties style:font-name="標楷體1" officeooo:rsid="4bb5c5f1"/>
    </style:style>
    <style:style style:name="T94" style:family="text">
      <style:text-properties style:font-name="標楷體1" officeooo:rsid="4bb4c830"/>
    </style:style>
    <style:style style:name="T95" style:family="text">
      <style:text-properties style:font-name="標楷體1" officeooo:rsid="4be8640f"/>
    </style:style>
    <style:style style:name="T96" style:family="text">
      <style:text-properties style:font-name="標楷體1" officeooo:rsid="4b4ad8aa"/>
    </style:style>
    <style:style style:name="T97" style:family="text">
      <style:text-properties style:font-name="標楷體1" officeooo:rsid="4c07cfda"/>
    </style:style>
    <style:style style:name="T98" style:family="text">
      <style:text-properties style:font-name="標楷體1" officeooo:rsid="4c115fc6"/>
    </style:style>
    <style:style style:name="T99" style:family="text">
      <style:text-properties style:font-name="標楷體1" officeooo:rsid="4c2f0299"/>
    </style:style>
    <style:style style:name="T100" style:family="text">
      <style:text-properties style:font-name="標楷體1" officeooo:rsid="4c4763b5"/>
    </style:style>
    <style:style style:name="T101" style:family="text">
      <style:text-properties style:font-name="標楷體1" officeooo:rsid="4be8f062"/>
    </style:style>
    <style:style style:name="T102" style:family="text">
      <style:text-properties style:font-name="標楷體1" officeooo:rsid="4bfeff24"/>
    </style:style>
    <style:style style:name="T103" style:family="text">
      <style:text-properties style:font-name="標楷體1" officeooo:rsid="4c0110c3"/>
    </style:style>
    <style:style style:name="T104" style:family="text">
      <style:text-properties style:font-name="標楷體1" officeooo:rsid="4c0d8ac8"/>
    </style:style>
    <style:style style:name="T105" style:family="text">
      <style:text-properties style:font-name="標楷體1" officeooo:rsid="4c390e48"/>
    </style:style>
    <style:style style:name="T106" style:family="text">
      <style:text-properties style:font-name="標楷體1" officeooo:rsid="4c440ba6"/>
    </style:style>
    <style:style style:name="T107" style:family="text">
      <style:text-properties style:font-name="標楷體1" officeooo:rsid="4c45248e"/>
    </style:style>
    <style:style style:name="T108" style:family="text">
      <style:text-properties style:font-name="標楷體1" officeooo:rsid="4c52adf5"/>
    </style:style>
    <style:style style:name="T109" style:family="text">
      <style:text-properties style:font-name="標楷體1" officeooo:rsid="4c54622c"/>
    </style:style>
    <style:style style:name="T110" style:family="text">
      <style:text-properties style:font-name="標楷體1" officeooo:rsid="4c55d2ab"/>
    </style:style>
    <style:style style:name="T111" style:family="text">
      <style:text-properties style:font-name="標楷體1" officeooo:rsid="4c7ae97c"/>
    </style:style>
    <style:style style:name="T112" style:family="text">
      <style:text-properties style:font-name="標楷體1" officeooo:rsid="4c7cc251"/>
    </style:style>
    <style:style style:name="T113" style:family="text">
      <style:text-properties style:font-name="標楷體1" officeooo:rsid="4c8d8fa4"/>
    </style:style>
    <style:style style:name="T114" style:family="text">
      <style:text-properties style:font-name="標楷體1" officeooo:rsid="4cb14fac"/>
    </style:style>
    <style:style style:name="T115" style:family="text">
      <style:text-properties style:font-name="標楷體1" officeooo:rsid="4d4642f1"/>
    </style:style>
    <style:style style:name="T116" style:family="text">
      <style:text-properties style:font-name="標楷體1" officeooo:rsid="4ddbd579"/>
    </style:style>
    <style:style style:name="T117" style:family="text">
      <style:text-properties style:font-name="標楷體1" officeooo:rsid="4dde1ab1"/>
    </style:style>
    <style:style style:name="T118" style:family="text">
      <style:text-properties style:font-name="標楷體1" officeooo:rsid="4dbf1947"/>
    </style:style>
    <style:style style:name="T119" style:family="text">
      <style:text-properties style:font-name="Arial1" officeooo:rsid="4b2482fd" style:font-name-asian="Arial1"/>
    </style:style>
    <style:style style:name="T120" style:family="text">
      <style:text-properties style:font-name="Arial1" officeooo:rsid="4c8d8fa4"/>
    </style:style>
    <style:style style:name="T121" style:family="text">
      <style:text-properties style:font-name-asian="Arial1"/>
    </style:style>
    <style:style style:name="T122" style:family="text">
      <style:text-properties officeooo:rsid="49032c72" style:font-name-asian="Arial1"/>
    </style:style>
    <style:style style:name="T123" style:family="text">
      <style:text-properties officeooo:rsid="4bc691fc" style:font-name-asian="Arial1"/>
    </style:style>
    <style:style style:name="T124" style:family="text">
      <style:text-properties officeooo:rsid="4c9457da" style:font-name-asian="Arial1"/>
    </style:style>
    <style:style style:name="T125" style:family="text">
      <style:text-properties officeooo:rsid="4cff6225" style:font-name-asian="Arial1"/>
    </style:style>
    <style:style style:name="T126" style:family="text">
      <style:text-properties officeooo:rsid="4d3c2f4e" style:font-name-asian="Arial1"/>
    </style:style>
    <style:style style:name="T127" style:family="text">
      <style:text-properties officeooo:rsid="4b4ad8aa" style:font-name-asian="Arial1"/>
    </style:style>
    <style:style style:name="T128" style:family="text">
      <style:text-properties fo:color="#333333"/>
    </style:style>
    <style:style style:name="T129" style:family="text">
      <style:text-properties fo:color="#333333" officeooo:rsid="496f7bbc"/>
    </style:style>
    <style:style style:name="T130" style:family="text">
      <style:text-properties fo:color="#333333" style:font-name="標楷體1"/>
    </style:style>
    <style:style style:name="T131" style:family="text">
      <style:text-properties fo:color="#333333" style:font-name="標楷體1" style:font-name-asian="標楷體1"/>
    </style:style>
    <style:style style:name="T132" style:family="text">
      <style:text-properties fo:color="#333333" style:font-name="標楷體1" officeooo:rsid="4c991ddd" style:font-name-asian="標楷體1"/>
    </style:style>
    <style:style style:name="T133" style:family="text">
      <style:text-properties fo:color="#333333" style:font-name="標楷體1" officeooo:rsid="4cc38040" style:font-name-asian="標楷體1"/>
    </style:style>
    <style:style style:name="T134" style:family="text">
      <style:text-properties fo:color="#333333" officeooo:rsid="4d3c2f4e" style:font-name-asian="Arial1"/>
    </style:style>
    <style:style style:name="T135" style:family="text">
      <style:text-properties fo:color="#333333" officeooo:rsid="4d3c2f4e"/>
    </style:style>
    <style:style style:name="T136" style:family="text">
      <style:text-properties fo:color="#333333" style:font-name="Arial1" officeooo:rsid="4d3c2f4e" style:font-name-asian="Arial1"/>
    </style:style>
    <style:style style:name="T13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8" style:family="text">
      <style:text-properties fo:color="#333333" officeooo:rsid="362b5268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style:text-underline-style="solid" style:text-underline-width="auto" style:text-underline-color="font-color" officeooo:rsid="48782837"/>
    </style:style>
    <style:style style:name="T141" style:family="text">
      <style:text-properties officeooo:rsid="362b5268"/>
    </style:style>
    <style:style style:name="T142" style:family="text">
      <style:text-properties officeooo:rsid="48fdd2e9"/>
    </style:style>
    <style:style style:name="T143" style:family="text">
      <style:text-properties officeooo:rsid="49032c72"/>
    </style:style>
    <style:style style:name="T144" style:family="text">
      <style:text-properties officeooo:rsid="2b6f314a"/>
    </style:style>
    <style:style style:name="T145" style:family="text">
      <style:text-properties officeooo:rsid="49a35660"/>
    </style:style>
    <style:style style:name="T146" style:family="text">
      <style:text-properties officeooo:rsid="4a119482"/>
    </style:style>
    <style:style style:name="T147" style:family="text">
      <style:text-properties officeooo:rsid="4a330b3c"/>
    </style:style>
    <style:style style:name="T148" style:family="text">
      <style:text-properties officeooo:rsid="4ab05865"/>
    </style:style>
    <style:style style:name="T149" style:family="text">
      <style:text-properties officeooo:rsid="4ae7655e"/>
    </style:style>
    <style:style style:name="T150" style:family="text">
      <style:text-properties officeooo:rsid="4ae8b1da"/>
    </style:style>
    <style:style style:name="T151" style:family="text">
      <style:text-properties officeooo:rsid="4aed8a3e"/>
    </style:style>
    <style:style style:name="T152" style:family="text">
      <style:text-properties officeooo:rsid="4b2482fd"/>
    </style:style>
    <style:style style:name="T153" style:family="text">
      <style:text-properties officeooo:rsid="4b3c4d64"/>
    </style:style>
    <style:style style:name="T154" style:family="text">
      <style:text-properties officeooo:rsid="4aada004"/>
    </style:style>
    <style:style style:name="T155" style:family="text">
      <style:text-properties officeooo:rsid="4b531256"/>
    </style:style>
    <style:style style:name="T156" style:family="text">
      <style:text-properties officeooo:rsid="4b536d71"/>
    </style:style>
    <style:style style:name="T157" style:family="text">
      <style:text-properties officeooo:rsid="4b555047"/>
    </style:style>
    <style:style style:name="T158" style:family="text">
      <style:text-properties officeooo:rsid="4b57a3db"/>
    </style:style>
    <style:style style:name="T159" style:family="text">
      <style:text-properties officeooo:rsid="4ba56d92"/>
    </style:style>
    <style:style style:name="T160" style:family="text">
      <style:text-properties style:text-position="sub 58%" style:font-name="標楷體1" officeooo:rsid="4baf6da7"/>
    </style:style>
    <style:style style:name="T161" style:family="text">
      <style:text-properties style:text-position="sub 58%" style:font-name="標楷體1" officeooo:rsid="4bb380ef"/>
    </style:style>
    <style:style style:name="T162" style:family="text">
      <style:text-properties style:text-position="sub 58%" style:font-name="標楷體1" officeooo:rsid="4beb5dd0"/>
    </style:style>
    <style:style style:name="T163" style:family="text">
      <style:text-properties style:text-position="sub 58%" style:font-name="標楷體1" officeooo:rsid="4c115fc6"/>
    </style:style>
    <style:style style:name="T164" style:family="text">
      <style:text-properties style:text-position="sub 58%" style:font-name="標楷體1" officeooo:rsid="4c5ab634"/>
    </style:style>
    <style:style style:name="T165" style:family="text">
      <style:text-properties style:text-position="sub 58%" style:font-name="標楷體1" officeooo:rsid="4bef50f2" style:font-name-asian="標楷體1"/>
    </style:style>
    <style:style style:name="T166" style:family="text">
      <style:text-properties style:text-position="sub 58%" style:font-name="標楷體1" officeooo:rsid="4bf1bad6" style:font-name-asian="標楷體1"/>
    </style:style>
    <style:style style:name="T167" style:family="text">
      <style:text-properties style:text-position="sub 58%" style:font-name="標楷體1" officeooo:rsid="4bf43781" style:font-name-asian="標楷體1"/>
    </style:style>
    <style:style style:name="T168" style:family="text">
      <style:text-properties style:text-position="sub 58%" style:font-name="標楷體1" officeooo:rsid="4bfaadc1" style:font-name-asian="標楷體1"/>
    </style:style>
    <style:style style:name="T169" style:family="text">
      <style:text-properties style:text-position="sub 58%" style:font-name="標楷體1" officeooo:rsid="4c456c42" style:font-name-asian="標楷體1"/>
    </style:style>
    <style:style style:name="T170" style:family="text">
      <style:text-properties style:text-position="sub 58%" style:font-name="標楷體1" officeooo:rsid="4c5bfa0d" style:font-name-asian="標楷體1"/>
    </style:style>
    <style:style style:name="T171" style:family="text">
      <style:text-properties style:text-position="sub 58%" style:font-name="標楷體1" officeooo:rsid="4c62496f" style:font-name-asian="標楷體1"/>
    </style:style>
    <style:style style:name="T172" style:family="text">
      <style:text-properties style:text-position="sub 58%" style:font-name="標楷體1" officeooo:rsid="4c631a53" style:font-name-asian="標楷體1"/>
    </style:style>
    <style:style style:name="T173" style:family="text">
      <style:text-properties style:text-position="sub 58%" style:font-name="標楷體1" officeooo:rsid="4c63c2ca" style:font-name-asian="標楷體1"/>
    </style:style>
    <style:style style:name="T174" style:family="text">
      <style:text-properties style:text-position="sub 58%" style:font-name="標楷體1" officeooo:rsid="4c64e522" style:font-name-asian="標楷體1"/>
    </style:style>
    <style:style style:name="T175" style:family="text">
      <style:text-properties style:text-position="sub 58%" style:font-name="標楷體1" officeooo:rsid="4c0d8ac8"/>
    </style:style>
    <style:style style:name="T176" style:family="text">
      <style:text-properties style:text-position="sub 58%" style:font-name="標楷體1" officeooo:rsid="4c3fda5c"/>
    </style:style>
    <style:style style:name="T177" style:family="text">
      <style:text-properties officeooo:rsid="4baf6da7"/>
    </style:style>
    <style:style style:name="T178" style:family="text">
      <style:text-properties fo:color="#1c1c1c"/>
    </style:style>
    <style:style style:name="T179" style:family="text">
      <style:text-properties fo:color="#1c1c1c" style:font-name="標楷體1"/>
    </style:style>
    <style:style style:name="T180" style:family="text">
      <style:text-properties fo:color="#1c1c1c" style:font-name="標楷體1" officeooo:rsid="4baa3d38"/>
    </style:style>
    <style:style style:name="T181" style:family="text">
      <style:text-properties fo:color="#1c1c1c" style:font-name="標楷體1" officeooo:rsid="4ba56d92"/>
    </style:style>
    <style:style style:name="T182" style:family="text">
      <style:text-properties fo:color="#1c1c1c" style:font-name="標楷體1" officeooo:rsid="4baf6da7"/>
    </style:style>
    <style:style style:name="T183" style:family="text">
      <style:text-properties fo:color="#1c1c1c" style:font-name="標楷體1" officeooo:rsid="4bb4c830"/>
    </style:style>
    <style:style style:name="T184" style:family="text">
      <style:text-properties fo:color="#1c1c1c" officeooo:rsid="4ba56d92"/>
    </style:style>
    <style:style style:name="T185" style:family="text">
      <style:text-properties fo:color="#1c1c1c" style:text-position="super 58%" style:font-name="標楷體1" officeooo:rsid="4bb4c830"/>
    </style:style>
    <style:style style:name="T186" style:family="text">
      <style:text-properties fo:color="#1c1c1c" officeooo:rsid="5253e8a9"/>
    </style:style>
    <style:style style:name="T187" style:family="text">
      <style:text-properties officeooo:rsid="4bbfd365"/>
    </style:style>
    <style:style style:name="T188" style:family="text">
      <style:text-properties officeooo:rsid="4bc2cf6c"/>
    </style:style>
    <style:style style:name="T189" style:family="text">
      <style:text-properties officeooo:rsid="4bc691fc"/>
    </style:style>
    <style:style style:name="T190" style:family="text">
      <style:text-properties officeooo:rsid="4b4ad8aa"/>
    </style:style>
    <style:style style:name="T191" style:family="text">
      <style:text-properties officeooo:rsid="4bef50f2"/>
    </style:style>
    <style:style style:name="T192" style:family="text">
      <style:text-properties officeooo:rsid="4bf5e3e3"/>
    </style:style>
    <style:style style:name="T193" style:family="text">
      <style:text-properties officeooo:rsid="4c049a0e"/>
    </style:style>
    <style:style style:name="T194" style:family="text">
      <style:text-properties officeooo:rsid="4c7cc251"/>
    </style:style>
    <style:style style:name="T195" style:family="text">
      <style:text-properties officeooo:rsid="4c8d8fa4"/>
    </style:style>
    <style:style style:name="T196" style:family="text">
      <style:text-properties officeooo:rsid="4c991ddd"/>
    </style:style>
    <style:style style:name="T197" style:family="text">
      <style:text-properties officeooo:rsid="4cab639c"/>
    </style:style>
    <style:style style:name="T198" style:family="text">
      <style:text-properties officeooo:rsid="4cb14fac"/>
    </style:style>
    <style:style style:name="T199" style:family="text">
      <style:text-properties officeooo:rsid="4cc38040"/>
    </style:style>
    <style:style style:name="T200" style:family="text">
      <style:text-properties officeooo:rsid="4cdae852"/>
    </style:style>
    <style:style style:name="T201" style:family="text">
      <style:text-properties fo:color="#808080"/>
    </style:style>
    <style:style style:name="T202" style:family="text">
      <style:text-properties officeooo:rsid="4cff6225"/>
    </style:style>
    <style:style style:name="T203" style:family="text">
      <style:text-properties officeooo:rsid="4d3c2f4e"/>
    </style:style>
    <style:style style:name="T204" style:family="text">
      <style:text-properties officeooo:rsid="4d4642f1"/>
    </style:style>
    <style:style style:name="T205" style:family="text">
      <style:text-properties officeooo:rsid="4dabc75d"/>
    </style:style>
    <style:style style:name="T206" style:family="text">
      <style:text-properties officeooo:rsid="4dae5276"/>
    </style:style>
    <style:style style:name="T207" style:family="text">
      <style:text-properties officeooo:rsid="523d1d57"/>
    </style:style>
    <style:style style:name="T208" style:family="text">
      <style:text-properties officeooo:rsid="5253e8a9"/>
    </style:style>
    <style:style style:name="T209" style:family="text">
      <style:text-properties style:font-name="標楷體1" style:font-name-asian="標楷體1"/>
    </style:style>
    <style:style style:name="T210" style:family="text">
      <style:text-properties style:font-name="標楷體1" officeooo:rsid="4b4ad8aa" style:font-name-asian="標楷體1"/>
    </style:style>
    <style:style style:name="T211" style:family="text">
      <style:text-properties style:font-name="標楷體1" officeooo:rsid="4c9457da" style:font-name-asian="標楷體1"/>
    </style:style>
    <style:style style:name="T212" style:family="text">
      <style:text-properties fo:color="#010101" style:font-name="標楷體1" style:font-name-asian="標楷體1"/>
    </style:style>
    <style:style style:name="T213" style:family="text">
      <style:text-properties fo:color="#010101" style:font-name="標楷體1" officeooo:rsid="4b4ad8aa" style:font-name-asian="標楷體1"/>
    </style:style>
    <style:style style:name="T214" style:family="text">
      <style:text-properties fo:color="#010101" style:font-name="標楷體1" officeooo:rsid="4c9457da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55746113" text:style-name="L1">
        <text:list-item>
          <text:p text:style-name="P1"><text:bookmark-start text:name="時間、空間"/>時間、空間<text:bookmark-end text:name="時間、空間"/></text:p>
          <text:list>
            <text:list-item>
              <text:p text:style-name="P14">時間、空間。</text:p>
              <text:list>
                <text:list-item>
                  <text:p text:style-name="P2">時間<text:span text:style-name="T142"> </text:span><text:span text:style-name="T122">↔</text:span><text:span text:style-name="T143"> 變化</text:span><text:span text:style-name="T128">、個體</text:span><text:span text:style-name="T129">的變化</text:span>。</text:p>
                </text:list-item>
                <text:list-item>
                  <text:p text:style-name="P3">空間<text:span text:style-name="T142"> </text:span><text:span text:style-name="T122">↔</text:span><text:span text:style-name="T143"> 存在</text:span><text:span text:style-name="T128">、個體</text:span><text:span text:style-name="T129">的存在</text:span><text:span text:style-name="T128">、個體</text:span>。</text:p>
                </text:list-item>
              </text:list>
            </text:list-item>
            <text:list-item>
              <text:p text:style-name="P15">時間、空間。</text:p>
              <text:list>
                <text:list-item>
                  <text:p text:style-name="P15">時間<text:span text:style-name="T142"> </text:span><text:span text:style-name="T122">↔</text:span><text:span text:style-name="T143"> </text:span>波、連綿不斷的個體。</text:p>
                </text:list-item>
                <text:list-item>
                  <text:p text:style-name="P15">空間<text:span text:style-name="T142"> </text:span><text:span text:style-name="T122">↔</text:span><text:span text:style-name="T143"> </text:span>粒子、多個粒子（組成的 個體）。</text:p>
                  <text:list>
                    <text:list-item>
                      <text:p text:style-name="P166">（波、粒子 的 相關描述在 <text:span text:style-name="T139">世界學</text:span> 文件群的 <text:span text:style-name="T139">波、粒子</text:span>）</text:p>
                    </text:list-item>
                  </text:list>
                </text:list-item>
              </text:list>
            </text:list-item>
            <text:list-item>
              <text:p text:style-name="P16">時間、空間。</text:p>
              <text:list>
                <text:list-item>
                  <text:p text:style-name="P16">明顯例子，某一特定個體 有機率 看不到、感測不<text:span text:style-name="T9">到（時間）</text:span><text:span text:style-name="T10">1世紀之後的 </text:span><text:span text:style-name="T145">景象</text:span>。</text:p>
                  <text:list>
                    <text:list-item>
                      <text:p text:style-name="P16">某一特定遙視個體 有機率 看得到、感測得到（下游的）其他<text:span text:style-name="T8">&lt;?3&gt;</text:span>個體。</text:p>
                    </text:list-item>
                    <text:list-item>
                      <text:p text:style-name="P17">某一特定遙視個體 有機率 看得到、感測得到（等效於）<text:span text:style-name="T8">&lt;_?3_&gt;</text:span>個體 <text:span text:style-name="T10">1世紀之後的 </text:span><text:span text:style-name="T145">景象</text:span>。</text:p>
                    </text:list-item>
                  </text:list>
                </text:list-item>
                <text:list-item>
                  <text:p text:style-name="P16">明顯例子，某一特定個體 有機率 看得到、感測得<text:span text:style-name="T9">到（空間）</text:span><text:span text:style-name="T10">1公尺之後的 </text:span><text:span text:style-name="T145">景象</text:span>。</text:p>
                </text:list-item>
              </text:list>
            </text:list-item>
            <text:list-item>
              <text:p text:style-name="P16">時間 相依於 密度。</text:p>
              <text:list>
                <text:list-item>
                  <text:p text:style-name="P16">密度 越高，時間 越慢。</text:p>
                </text:list-item>
                <text:list-item>
                  <text:p text:style-name="P16">明顯例子，時間 相依於 空間節點密度。</text:p>
                </text:list-item>
                <text:list-item>
                  <text:p text:style-name="P16">明顯例子，假定，空間 蘊含 某一特定個體。</text:p>
                  <text:list>
                    <text:list-item>
                      <text:p text:style-name="P16">假定，空間 密度 增加。</text:p>
                      <text:list>
                        <text:list-item>
                          <text:p text:style-name="P16">空間的 變化、時間、密度的增加速度 變慢。</text:p>
                        </text:list-item>
                        <text:list-item>
                          <text:p text:style-name="P16">該個體的 變化、時間 變慢。</text:p>
                        </text:list-item>
                        <text:list-item>
                          <text:p text:style-name="P16">該個體 折射。</text:p>
                        </text:list-item>
                        <text:list-item>
                          <text:p text:style-name="P16">空間、該個體 紫移。</text:p>
                        </text:list-item>
                      </text:list>
                    </text:list-item>
                    <text:list-item>
                      <text:p text:style-name="P16">假定，該個體 從 低密度的空間 進入 高密度的空間。</text:p>
                      <text:list>
                        <text:list-item>
                          <text:p text:style-name="P18">該個體（在 前進方向）的 變化、時間、進入速度 變慢。</text:p>
                          <text:list>
                            <text:list-item>
                              <text:p text:style-name="P16">已知，宗速 是 最高速度、最低速度、唯一速度。</text:p>
                              <text:list>
                                <text:list-item>
                                  <text:p text:style-name="P167">（宗速 的 相關描述在 <text:span text:style-name="T139">世界學</text:span> 文件群的 <text:span text:style-name="T139">宗速</text:span>）</text:p>
                                </text:list-item>
                                <text:list-item>
                                  <text:p text:style-name="P16">該個體的 其他方向的速度 變快。</text:p>
                                  <text:list>
                                    <text:list-item>
                                      <text:p text:style-name="P16">抽象例子，氣球。</text:p>
                                      <text:list>
                                        <text:list-item>
                                          <text:p text:style-name="P16">前後方向 擠壓 氣球。</text:p>
                                        </text:list-item>
                                        <text:list-item>
                                          <text:p text:style-name="P16">氣球 從 其他方向 膨脹。</text:p>
                                          <text:list>
                                            <text:list-item>
                                              <text:p text:style-name="P16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該個體 折射。</text:p>
                        </text:list-item>
                        <text:list-item>
                          <text:p text:style-name="P16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假定，空間 是<text:span text:style-name="T9"> </text:span><text:span text:style-name="T11">n</text:span><text:span text:style-name="T146">維個體。</text:span></text:p>
              <text:list>
                <text:list-item>
                  <text:p text:style-name="P19">時間 是 <text:span text:style-name="T11">n</text:span><text:span text:style-name="T146">維個體（以下）。</text:span></text:p>
                </text:list-item>
                <text:list-item>
                  <text:p text:style-name="P20">假定，空間 蘊含<text:span text:style-name="T9"> 某一特定</text:span><text:span text:style-name="T147">個體。</text:span></text:p>
                  <text:list>
                    <text:list-item>
                      <text:p text:style-name="P29"><text:span text:style-name="T9">假定，該個體 是 </text:span><text:span text:style-name="T11">m</text:span>維個體、<text:span text:style-name="T11">m</text:span>維存在<text:span text:style-name="T9">。</text:span></text:p>
                      <text:list>
                        <text:list-item>
                          <text:p text:style-name="P32"><text:span text:style-name="T9">n </text:span><text:span text:style-name="T67">≥</text:span><text:span text:style-name="T9"> m。</text:span></text:p>
                        </text:list-item>
                        <text:list-item>
                          <text:p text:style-name="P30"><text:span text:style-name="T9">該</text:span>個體的 時間、變化 是 <text:span text:style-name="T11">m</text:span>維個體（以下）。</text:p>
                          <text:list>
                            <text:list-item>
                              <text:p text:style-name="P31"><text:span text:style-name="T9">（基於、根基是 該</text:span>個體 的）時間、變化 是 <text:span text:style-name="T11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"><text:bookmark-start text:name="宗速"/>宗速<text:bookmark-end text:name="宗速"/></text:p>
          <text:list>
            <text:list-item>
              <text:p text:style-name="P168">（宗速 的 相關描述在 <text:span text:style-name="T139">新生之書</text:span>的 <text:span text:style-name="T139">能量、儲量</text:span> 文件群的 <text:span text:style-name="T139">宗速</text:span>）</text:p>
            </text:list-item>
            <text:list-item>
              <text:p text:style-name="P21">明顯例子，假定，第一個個體 蘊含 第二個個體。</text:p>
              <text:list>
                <text:list-item>
                  <text:p text:style-name="P21">假定，當下、某一特定時間座標，第二個個體 在 某一特定空間座標。</text:p>
                </text:list-item>
                <text:list-item>
                  <text:p text:style-name="P22">第二個個體的 速度 是 宗速。</text:p>
                  <text:list>
                    <text:list-item>
                      <text:p text:style-name="P23">宗速 相依於 第一個個體、第二個個體 的 材料特性。</text:p>
                      <text:list>
                        <text:list-item>
                          <text:p text:style-name="P22">宗速 是 第一個個體的 傳遞（第二個個體的）速度。</text:p>
                        </text:list-item>
                        <text:list-item>
                          <text:p text:style-name="P22">宗速 是 第二個個體的 變化速度。</text:p>
                        </text:list-item>
                        <text:list-item>
                          <text:p text:style-name="P22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明顯例子。</text:p>
              <text:list>
                <text:list-item>
                  <text:p text:style-name="P24">假定，古典尺度，<text:span text:style-name="T9">第</text:span><text:span text:style-name="T31">1個個</text:span><text:span text:style-name="T155">體 是 靜止不動。</text:span></text:p>
                  <text:list>
                    <text:list-item>
                      <text:p text:style-name="P22">微觀尺度<text:span text:style-name="T9">，第</text:span><text:span text:style-name="T31">1個個體 繞著 第2個</text:span><text:span text:style-name="T155">個體 運動。</text:span></text:p>
                      <text:list>
                        <text:list-item>
                          <text:p text:style-name="P22"><text:span text:style-name="T9">第</text:span><text:span text:style-name="T32">1個</text:span><text:span text:style-name="T156">個體的 存在越大、變化越小，繞行的軌跡 越穩定、越週期性</text:span>。</text:p>
                          <text:list>
                            <text:list-item>
                              <text:p text:style-name="P22">明顯例子，行星的 公轉（橢圓）。</text:p>
                            </text:list-item>
                          </text:list>
                        </text:list-item>
                        <text:list-item>
                          <text:p text:style-name="P25"><text:span text:style-name="T9">第</text:span><text:span text:style-name="T32">1個</text:span><text:span text:style-name="T156">個體的 存在越小、變化越大，繞行的軌跡 越不穩定、越非週期性</text:span>。</text:p>
                          <text:list>
                            <text:list-item>
                              <text:p text:style-name="P25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26"><text:span text:style-name="T31">第2個</text:span><text:span text:style-name="T155">個體 有機率是 靜止不動</text:span>。</text:p>
                          <text:list>
                            <text:list-item>
                              <text:p text:style-name="P25">第<text:span text:style-name="T33">2個個體 有機率是 n體系</text:span><text:span text:style-name="T157">統。</text:span></text:p>
                              <text:list>
                                <text:list-item>
                                  <text:p text:style-name="P25"><text:span text:style-name="T88">n </text:span><text:span text:style-name="T69">≥</text:span><text:span text:style-name="T88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假定，微觀尺度，<text:span text:style-name="T9">第</text:span><text:span text:style-name="T35">2</text:span><text:span text:style-name="T31">個個</text:span><text:span text:style-name="T155">體 是 靜止不動</text:span>。</text:p>
                  <text:list>
                    <text:list-item>
                      <text:p text:style-name="P28">（微觀尺度）<text:span text:style-name="T5">2</text:span><text:span text:style-name="T158">，</text:span><text:span text:style-name="T31">第2個</text:span><text:span text:style-name="T155">個體</text:span><text:span text:style-name="T31"> 繞著 第</text:span><text:span text:style-name="T34">3</text:span><text:span text:style-name="T31">個</text:span><text:span text:style-name="T155">個體 運動</text:span>。</text:p>
                    </text:list-item>
                  </text:list>
                </text:list-item>
                <text:list-item>
                  <text:p text:style-name="P27">假定，（微觀尺度）<text:span text:style-name="T5">i-</text:span><text:span text:style-name="T6">1</text:span>，<text:span text:style-name="T9">第</text:span><text:span text:style-name="T35">i</text:span><text:span text:style-name="T31">個個</text:span><text:span text:style-name="T155">體 是 靜止不動</text:span>。</text:p>
                  <text:list>
                    <text:list-item>
                      <text:p text:style-name="P28">（微觀尺度）<text:span text:style-name="T5">i</text:span><text:span text:style-name="T158">，</text:span><text:span text:style-name="T31">第</text:span><text:span text:style-name="T34">i</text:span><text:span text:style-name="T31">個</text:span><text:span text:style-name="T155">個體</text:span><text:span text:style-name="T31"> 繞著 第</text:span><text:span text:style-name="T34">（i+1）</text:span><text:span text:style-name="T31">個</text:span><text:span text:style-name="T155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宗疊</text:p>
          <text:list>
            <text:list-item>
              <text:p text:style-name="P169">（<text:span text:style-name="T144">宗疊</text:span> 的 相關描述在 <text:span text:style-name="T139">新生之書</text:span>的 <text:span text:style-name="T70">_</text:span> 文件群的 <text:span text:style-name="T140">擁有、包覆、蘊含、宗疊</text:span>）</text:p>
            </text:list-item>
            <text:list-item>
              <text:p text:style-name="P36">明顯例子，假定，某一特定畫面的 某一特定像素點 擁有 顏色（存在、變化）。</text:p>
              <text:list>
                <text:list-item>
                  <text:p text:style-name="P37"><text:span text:style-name="T8">RGB</text:span>，紅色值個體、綠色值個體、藍色值個體 宗疊。</text:p>
                  <text:list>
                    <text:list-item>
                      <text:p text:style-name="P37">紅色值個體 有機率無法直接 感測、交互作用 綠色值個體、藍色值個體。</text:p>
                      <text:list>
                        <text:list-item>
                          <text:p text:style-name="P63">紅色值個體 有機率認定，綠色值個體 <text:span text:style-name="T9">是 完全</text:span><text:span text:style-name="T148">宗疊個體</text:span><text:span text:style-name="T9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37"><text:span text:style-name="T8">ESL</text:span>，色調值個體、濃度值個體、亮度值個體 宗疊。</text:p>
                  <text:list>
                    <text:list-item>
                      <text:p text:style-name="P37">紅色值個體 有機率直接 感測、交互作用 色調值個體、濃度值個體、亮度值個體。</text:p>
                      <text:list>
                        <text:list-item>
                          <text:p text:style-name="P38">紅色值個體 有機率認定，色調值個體 是<text:span text:style-name="T9"> 部分</text:span><text:span text:style-name="T148">宗疊個體</text:span><text:span text:style-name="T9">、</text:span><text:span text:style-name="T12">x%的</text:span><text:span text:style-name="T148">宗疊個體</text:span>。</text:p>
                          <text:list>
                            <text:list-item>
                              <text:p text:style-name="P37"><text:span text:style-name="T71">100% </text:span><text:span text:style-name="T68">&gt;</text:span><text:span text:style-name="T71"> x% </text:span><text:span text:style-name="T68">&gt;</text:span><text:span text:style-name="T71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紅色值個體 有機率間接 感測、交互作用 綠色值個體、藍色值個體。</text:p>
                    </text:list-item>
                    <text:list-item>
                      <text:p text:style-name="P39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39">明顯例子，程式語言。</text:p>
              <text:list>
                <text:list-item>
                  <text:p text:style-name="P39">假定，某一特定電腦 擁有 <text:span text:style-name="T72">n個</text:span><text:span text:style-name="T149">處理器</text:span>。</text:p>
                  <text:list>
                    <text:list-item>
                      <text:p text:style-name="P39">假定，該電腦 跑 某一特定程式碼。</text:p>
                    </text:list-item>
                    <text:list-item>
                      <text:p text:style-name="P39">假定，<text:span text:style-name="T13">n個</text:span><text:span text:style-name="T150">處理器 同時跑 該程式碼</text:span>。</text:p>
                      <text:list>
                        <text:list-item>
                          <text:p text:style-name="P40">該電腦 同時跑<text:span text:style-name="T9"> </text:span><text:span text:style-name="T13">n</text:span><text:span text:style-name="T150">個 該程式碼。</text:span></text:p>
                        </text:list-item>
                        <text:list-item>
                          <text:p text:style-name="P41">該電腦 有 <text:span text:style-name="T13">n</text:span><text:span text:style-name="T150">個 宗疊世界</text:span><text:span text:style-name="T9">。</text:span></text:p>
                          <text:list>
                            <text:list-item>
                              <text:p text:style-name="P42"><text:span text:style-name="T9">明顯例子，第</text:span><text:span text:style-name="T18">1</text:span><text:span text:style-name="T151">個處理器</text:span>、<text:span text:style-name="T8">第</text:span><text:span text:style-name="T84">2</text:span><text:span text:style-name="T151">個處理器 執行的 程式碼</text:span><text:span text:style-name="T8">程序</text:span><text:span text:style-name="T151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假定，該程式碼 <text:span text:style-name="T9">在 第</text:span><text:span text:style-name="T14">10000行，宣告 變數i</text:span><text:span text:style-name="T16">=0、</text:span><text:span text:style-name="T21">變數j=0</text:span>。</text:p>
                    </text:list-item>
                    <text:list-item>
                      <text:p text:style-name="P44">假定，<text:span text:style-name="T9">第</text:span><text:span text:style-name="T18">1</text:span><text:span text:style-name="T151">個處理器 執行到 </text:span><text:span text:style-name="T9">第</text:span><text:span text:style-name="T14">1000</text:span><text:span text:style-name="T25">0</text:span><text:span text:style-name="T14">行</text:span><text:span text:style-name="T151">。</text:span></text:p>
                    </text:list-item>
                    <text:list-item>
                      <text:p text:style-name="P44">假定，<text:span text:style-name="T9">第</text:span><text:span text:style-name="T18">2</text:span><text:span text:style-name="T151">個處理器 執行到 </text:span><text:span text:style-name="T9">第</text:span><text:span text:style-name="T14">1000</text:span><text:span text:style-name="T25">0</text:span><text:span text:style-name="T14">行</text:span>。</text:p>
                    </text:list-item>
                    <text:list-item>
                      <text:p text:style-name="P45">在 同一個時間、同一個空間（<text:span text:style-name="T9">第</text:span><text:span text:style-name="T14">1000</text:span><text:span text:style-name="T25">0</text:span><text:span text:style-name="T14">行</text:span>）。</text:p>
                      <text:list>
                        <text:list-item>
                          <text:p text:style-name="P45"><text:span text:style-name="T9">第</text:span><text:span text:style-name="T18">1個處理器的i</text:span><text:span text:style-name="T9">、第</text:span><text:span text:style-name="T19">2</text:span><text:span text:style-name="T18">個處理器的i 同時存在</text:span>。</text:p>
                          <text:list>
                            <text:list-item>
                              <text:p text:style-name="P46"><text:span text:style-name="T9">第</text:span><text:span text:style-name="T18">1個處理器的i、</text:span><text:span text:style-name="T9">第</text:span><text:span text:style-name="T20">2</text:span><text:span text:style-name="T18">個處理器的i 是 不同個體</text:span><text:span text:style-name="T9">。</text:span></text:p>
                            </text:list-item>
                            <text:list-item>
                              <text:p text:style-name="P47"><text:span text:style-name="T9">第</text:span><text:span text:style-name="T18">1個處理器的i、</text:span><text:span text:style-name="T9">第</text:span><text:span text:style-name="T20">2</text:span><text:span text:style-name="T18">個處理器的i 的 數值 相同</text:span><text:span text:style-name="T9">。</text:span></text:p>
                            </text:list-item>
                          </text:list>
                        </text:list-item>
                        <text:list-item>
                          <text:p text:style-name="P48"><text:span text:style-name="T9">第</text:span><text:span text:style-name="T18">1個處理器的</text:span><text:span text:style-name="T24">j</text:span><text:span text:style-name="T9">、第</text:span><text:span text:style-name="T19">2</text:span><text:span text:style-name="T18">個處理器的</text:span><text:span text:style-name="T24">j</text:span><text:span text:style-name="T18"> 同時存在</text:span><text:span text:style-name="T9">。</text:span></text:p>
                          <text:list>
                            <text:list-item>
                              <text:p text:style-name="P49"><text:span text:style-name="T9">第</text:span><text:span text:style-name="T18">1個處理器的</text:span><text:span text:style-name="T23">j</text:span><text:span text:style-name="T18">、</text:span><text:span text:style-name="T9">第</text:span><text:span text:style-name="T20">2</text:span><text:span text:style-name="T18">個處理器的</text:span><text:span text:style-name="T23">j</text:span><text:span text:style-name="T18"> 是 不同個體</text:span>。</text:p>
                            </text:list-item>
                            <text:list-item>
                              <text:p text:style-name="P47"><text:span text:style-name="T9">第</text:span><text:span text:style-name="T18">1個處理器的</text:span><text:span text:style-name="T23">j</text:span><text:span text:style-name="T18">、</text:span><text:span text:style-name="T9">第</text:span><text:span text:style-name="T20">2</text:span><text:span text:style-name="T18">個處理器的</text:span><text:span text:style-name="T23">j</text:span><text:span text:style-name="T18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假定，該程式碼 <text:span text:style-name="T9">在 第</text:span><text:span text:style-name="T14">1000</text:span><text:span text:style-name="T17">1</text:span><text:span text:style-name="T14">行，讓 變數i</text:span><text:span text:style-name="T15">=</text:span><text:span text:style-name="T22">1</text:span>。</text:p>
                    </text:list-item>
                    <text:list-item>
                      <text:p text:style-name="P49">假定，該程式碼 <text:span text:style-name="T9">在 第</text:span><text:span text:style-name="T14">1000</text:span><text:span text:style-name="T22">2</text:span><text:span text:style-name="T14">行，讓 變數</text:span><text:span text:style-name="T22">j</text:span><text:span text:style-name="T15">=處理器的編號</text:span>。</text:p>
                    </text:list-item>
                    <text:list-item>
                      <text:p text:style-name="P49">假定，<text:span text:style-name="T9">第</text:span><text:span text:style-name="T18">1</text:span><text:span text:style-name="T151">個處理器 執行到 </text:span><text:span text:style-name="T9">第</text:span><text:span text:style-name="T14">1000</text:span><text:span text:style-name="T27">2</text:span><text:span text:style-name="T14">行</text:span><text:span text:style-name="T151">。</text:span></text:p>
                    </text:list-item>
                    <text:list-item>
                      <text:p text:style-name="P49">假定，<text:span text:style-name="T9">第</text:span><text:span text:style-name="T18">2</text:span><text:span text:style-name="T151">個處理器 執行到 </text:span><text:span text:style-name="T9">第</text:span><text:span text:style-name="T14">1000</text:span><text:span text:style-name="T26">2</text:span><text:span text:style-name="T14">行</text:span>。</text:p>
                    </text:list-item>
                    <text:list-item>
                      <text:p text:style-name="P49"><text:span text:style-name="T9">第</text:span><text:span text:style-name="T18">1個處理器的</text:span><text:span text:style-name="T26">j</text:span><text:span text:style-name="T18">、</text:span><text:span text:style-name="T9">第</text:span><text:span text:style-name="T20">2</text:span><text:span text:style-name="T18">個處理器的</text:span><text:span text:style-name="T26">j</text:span><text:span text:style-name="T18"> 的 數值 不同</text:span>。</text:p>
                    </text:list-item>
                    <text:list-item>
                      <text:p text:style-name="P50">假定<text:span text:style-name="T9">，物件a 是 第一個類別的 物件。</text:span></text:p>
                      <text:list>
                        <text:list-item>
                          <text:p text:style-name="P163">物件 是（程式語言、C++ 的）物件。</text:p>
                          <text:list>
                            <text:list-item>
                              <text:p text:style-name="P163">物件 是 使用 類別 宣告的 物件。</text:p>
                            </text:list-item>
                          </text:list>
                        </text:list-item>
                        <text:list-item>
                          <text:p text:style-name="P50"><text:span text:style-name="T8">類別 是（程式語言、C++ 的）</text:span><text:span text:style-name="T73">class</text:span><text:span text:style-name="T8">。</text:span></text:p>
                        </text:list-item>
                      </text:list>
                    </text:list-item>
                    <text:list-item>
                      <text:p text:style-name="P51">假定，第二個類別 繼承 第一個類別。</text:p>
                      <text:list>
                        <text:list-item>
                          <text:p text:style-name="P51">繼承 是（程<text:span text:style-name="T9">式語言、C++ 的）</text:span><text:span text:style-name="T29">extend</text:span>。</text:p>
                        </text:list-item>
                      </text:list>
                    </text:list-item>
                    <text:list-item>
                      <text:p text:style-name="P52">假定<text:span text:style-name="T8">，物件</text:span><text:span text:style-name="T75">b</text:span><text:span text:style-name="T8"> 是 第二個類別的 物件。</text:span></text:p>
                    </text:list-item>
                    <text:list-item>
                      <text:p text:style-name="P52">假<text:span text:style-name="T8">定，</text:span><text:span text:style-name="T74">n個</text:span><text:span text:style-name="T151">處理器的 效率、速率 不同。</text:span></text:p>
                    </text:list-item>
                    <text:list-item>
                      <text:p text:style-name="P52">假定，<text:span text:style-name="T8">第</text:span><text:span text:style-name="T74">1</text:span><text:span text:style-name="T151">個處理器 執行到 </text:span><text:span text:style-name="T8">第</text:span><text:span text:style-name="T77">100</text:span><text:span text:style-name="T80">1</text:span><text:span text:style-name="T79">0</text:span><text:span text:style-name="T77">行</text:span>。</text:p>
                    </text:list-item>
                    <text:list-item>
                      <text:p text:style-name="P52"><text:span text:style-name="T8">假定，第</text:span><text:span text:style-name="T74">2個處理器 執行到 </text:span><text:span text:style-name="T8">第</text:span><text:span text:style-name="T77">100</text:span><text:span text:style-name="T78">2</text:span><text:span text:style-name="T79">0</text:span><text:span text:style-name="T77">行</text:span><text:span text:style-name="T8">。</text:span></text:p>
                    </text:list-item>
                    <text:list-item>
                      <text:p text:style-name="P164">假定，第1個處理器、第2個處理器 能夠 感測、交互作用。</text:p>
                      <text:list>
                        <text:list-item>
                          <text:p text:style-name="P164">第1個處理器、第2個處理器 能夠 通訊。</text:p>
                        </text:list-item>
                      </text:list>
                    </text:list-item>
                    <text:list-item>
                      <text:p text:style-name="P53">第<text:span text:style-name="T9">1個處理器的 物件</text:span><text:span text:style-name="T76">b</text:span><text:span text:style-name="T9"> 有機率 感測、知道 第2個處理器的 物件</text:span><text:span text:style-name="T76">b</text:span><text:span text:style-name="T9">的 成員、狀態</text:span>。</text:p>
                      <text:list>
                        <text:list-item>
                          <text:p text:style-name="P53">第<text:span text:style-name="T9">1個處理器的物件</text:span><text:span text:style-name="T76">b</text:span><text:span text:style-name="T9"> 有機率通訊 第2個處理器的 物件</text:span><text:span text:style-name="T76">b</text:span>。</text:p>
                        </text:list-item>
                        <text:list-item>
                          <text:p text:style-name="P54"><text:span text:style-name="T8">第</text:span><text:span text:style-name="T74">1</text:span><text:span text:style-name="T151">個處理器的</text:span><text:span text:style-name="T8">物件</text:span><text:span text:style-name="T76">b</text:span><text:span text:style-name="T74"> 有機率觀測、知道 自己的 未來、可能性、有可能發生的未來</text:span>。</text:p>
                        </text:list-item>
                        <text:list-item>
                          <text:p text:style-name="P55">第<text:span text:style-name="T8">1個處理器的 物件</text:span><text:span text:style-name="T76">b</text:span><text:span text:style-name="T8"> 有機率，使用 方法 通訊 第2個處理器。</text:span></text:p>
                          <text:list>
                            <text:list-item>
                              <text:p text:style-name="P165">方法 是（程式語言的）函數。</text:p>
                            </text:list-item>
                            <text:list-item>
                              <text:p text:style-name="P56"><text:span text:style-name="T8">通訊</text:span><text:span text:style-name="T85"> </text:span><text:span text:style-name="T119">↔</text:span><text:span text:style-name="T85"> </text:span><text:span text:style-name="T8">遙視、感測、交互作用。</text:span></text:p>
                            </text:list-item>
                            <text:list-item>
                              <text:p text:style-name="P55"><text:span text:style-name="T8">反推出 </text:span><text:span text:style-name="T74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第<text:span text:style-name="T9">1個處理器的 物件</text:span><text:span text:style-name="T76">b</text:span><text:span text:style-name="T9"> 有機率 感測、知道 第2個處理器的 其他變數、程式執行狀態</text:span>。</text:p>
                    </text:list-item>
                    <text:list-item>
                      <text:p text:style-name="P53">第<text:span text:style-name="T9">1個處理器的 物件</text:span><text:span text:style-name="T76">b</text:span><text:span text:style-name="T9"> 有機率 感測、知道 該程式碼、第2個處理器、該電腦</text:span>。</text:p>
                      <text:list>
                        <text:list-item>
                          <text:p text:style-name="P53">第<text:span text:style-name="T9">1個處理器的 物件</text:span><text:span text:style-name="T76">b</text:span><text:span text:style-name="T9"> 有機率，使用 該程式碼，反推出 </text:span><text:span text:style-name="T18">自己、其他個體 的 未來</text:span>。</text:p>
                        </text:list-item>
                        <text:list-item>
                          <text:p text:style-name="P53">第<text:span text:style-name="T9">1個處理器的 物件</text:span><text:span text:style-name="T76">b</text:span><text:span text:style-name="T9"> 有機率，使用 該程式碼，反推出 </text:span><text:span text:style-name="T18">自己、其他個體 的 當下</text:span>。</text:p>
                        </text:list-item>
                        <text:list-item>
                          <text:p text:style-name="P51">第<text:span text:style-name="T8">1個處理器的 物件</text:span><text:span text:style-name="T76">b</text:span><text:span text:style-name="T8"> 有機率，使用 該程式碼，反推出 </text:span><text:span text:style-name="T74">自己、其他個體 的 過去</text:span>。</text:p>
                        </text:list-item>
                      </text:list>
                    </text:list-item>
                    <text:list-item>
                      <text:p text:style-name="P57">假定，<text:span text:style-name="T8">物件</text:span><text:span text:style-name="T76">b</text:span><text:span text:style-name="T9"> 擁有（</text:span><text:span text:style-name="T8">物件</text:span><text:span text:style-name="T82">a</text:span><text:span text:style-name="T28"> 沒有的）某一特定權限</text:span>。</text:p>
                      <text:list>
                        <text:list-item>
                          <text:p text:style-name="P57"><text:span text:style-name="T8">物件</text:span><text:span text:style-name="T81">a</text:span><text:span text:style-name="T9"> </text:span>有機率認定，該權限 是 超能力。</text:p>
                        </text:list-item>
                      </text:list>
                    </text:list-item>
                    <text:list-item>
                      <text:p text:style-name="P58"><text:span text:style-name="T82">第一個類別</text:span><text:span text:style-name="T152"> </text:span><text:span text:style-name="T119">↔</text:span><text:span text:style-name="T152"> 人類物種、沒有超能力的人類物種。</text:span></text:p>
                      <text:list>
                        <text:list-item>
                          <text:p text:style-name="P58"><text:span text:style-name="T82">第二個類別</text:span><text:span text:style-name="T152"> </text:span><text:span text:style-name="T119">↔</text:span><text:span text:style-name="T152"> 人類物種、擁有超能力的人類物種</text:span>。</text:p>
                        </text:list-item>
                        <text:list-item>
                          <text:p text:style-name="P59"><text:span text:style-name="T152">物件</text:span><text:span text:style-name="T85">a </text:span><text:span text:style-name="T119">↔</text:span><text:span text:style-name="T85"> </text:span><text:span text:style-name="T152">沒有超能力的人類個體</text:span>。</text:p>
                        </text:list-item>
                        <text:list-item>
                          <text:p text:style-name="P60"><text:span text:style-name="T86">物件b</text:span><text:span text:style-name="T85"> </text:span><text:span text:style-name="T119">↔</text:span><text:span text:style-name="T85"> </text:span><text:span text:style-name="T152">擁有超能力的人類個體</text:span>。</text:p>
                          <text:list>
                            <text:list-item>
                              <text:p text:style-name="P61"><text:span text:style-name="T9">第一個類別、物件</text:span><text:span text:style-name="T30">a 沒有的 </text:span><text:span text:style-name="T153">成員、方法</text:span><text:span text:style-name="T85"> </text:span><text:span text:style-name="T119">↔</text:span><text:span text:style-name="T85"> </text:span>超能力<text:span text:style-name="T153">。</text:span></text:p>
                              <text:list>
                                <text:list-item>
                                  <text:p text:style-name="P60">成員 是（程式語言的）變數。</text:p>
                                </text:list-item>
                                <text:list-item>
                                  <text:p text:style-name="P62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4"><text:span text:style-name="T154">該電腦 擁有 第</text:span><text:span text:style-name="T83">1個處理器、</text:span><text:span text:style-name="T154">第</text:span><text:span text:style-name="T8">2</text:span><text:span text:style-name="T83">個處理器</text:span>。</text:p>
                        </text:list-item>
                        <text:list-item>
                          <text:p text:style-name="P65"><text:span text:style-name="T154">第</text:span><text:span text:style-name="T83">1個處理器執行的程式碼程序、</text:span><text:span text:style-name="T154">第</text:span><text:span text:style-name="T8">2</text:span><text:span text:style-name="T83">個處理器執行的程式碼程序 宗疊</text:span>。</text:p>
                          <text:list>
                            <text:list-item>
                              <text:p text:style-name="P65">宗疊層級。</text:p>
                              <text:list>
                                <text:list-item>
                                  <text:p text:style-name="P66">明顯例子，<text:span text:style-name="T83">處理器執行的程式碼程序</text:span><text:span text:style-name="T85"> </text:span><text:span text:style-name="T119">↔</text:span><text:span text:style-name="T85"> 第</text:span><text:span text:style-name="T87">1層級宗疊</text:span>。</text:p>
                                </text:list-item>
                                <text:list-item>
                                  <text:p text:style-name="P66">明顯例子，電腦<text:span text:style-name="T83">執行的程式碼程序</text:span><text:span text:style-name="T85"> </text:span><text:span text:style-name="T119">↔</text:span><text:span text:style-name="T85"> 第</text:span><text:span text:style-name="T87">2層級宗疊</text:span>。</text:p>
                                  <text:list>
                                    <text:list-item>
                                      <text:p text:style-name="P66">不同電腦 之間 有機率 沒有網路連線、區域網路連線、網際網路連線。</text:p>
                                    </text:list-item>
                                    <text:list-item>
                                      <text:p text:style-name="P66">不同電腦 之間 有機率 無線網路連線、有線網路連線。</text:p>
                                    </text:list-item>
                                    <text:list-item>
                                      <text:p text:style-name="P66">不同電腦 之間 有機率 藍芽連線、紅外線連線<text:span text:style-name="T9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67">明顯例子，分散式系統<text:span text:style-name="T83">執行的程式碼程序</text:span><text:span text:style-name="T85"> </text:span><text:span text:style-name="T119">↔</text:span><text:span text:style-name="T85"> 第</text:span><text:span text:style-name="T89">3</text:span><text:span text:style-name="T87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<text:bookmark-start text:name="平方"/>平方<text:bookmark-end text:name="平方"/></text:p>
          <text:list>
            <text:list-item>
              <text:p text:style-name="P68">平方 <text:span text:style-name="T123">↔</text:span><text:span text:style-name="T189">（</text:span><text:span text:style-name="T39">3</text:span><text:span text:style-name="T187">維運動 投影到）</text:span><text:span text:style-name="T39">2</text:span><text:span text:style-name="T187">維存在</text:span>。</text:p>
              <text:list>
                <text:list-item>
                  <text:p text:style-name="P69">平方 <text:span text:style-name="T123">↔</text:span><text:span text:style-name="T189">（</text:span><text:span text:style-name="T40">(粒子群的)</text:span><text:span text:style-name="T39">3</text:span><text:span text:style-name="T187">維運動 投影到）（粒子群的）</text:span><text:span text:style-name="T39">2</text:span><text:span text:style-name="T187">維存在</text:span><text:span text:style-name="T39">、（粒子的）1維</text:span><text:span text:style-name="T187">運動。</text:span></text:p>
                  <text:list>
                    <text:list-item>
                      <text:p text:style-name="P150"><text:span text:style-name="T9">2維</text:span>存在 的 明顯例子，<text:span text:style-name="T9">2維平面、2維曲面</text:span>。</text:p>
                    </text:list-item>
                    <text:list-item>
                      <text:p text:style-name="P151"><text:span text:style-name="T9">1維運動</text:span> <text:span text:style-name="T188">的 明顯例子，</text:span>直線運動、切線運動。</text:p>
                    </text:list-item>
                  </text:list>
                </text:list-item>
                <text:list-item>
                  <text:p text:style-name="P67">明顯例子，某一特定個體 在 空間，以 同心圓 發射 粒子群。</text:p>
                  <text:list>
                    <text:list-item>
                      <text:p text:style-name="P67">明顯例子，蠟燭 在 空間座標系，以 同心圓 發射 光。</text:p>
                    </text:list-item>
                    <text:list-item>
                      <text:p text:style-name="P70">假定，第<text:span text:style-name="T92">t</text:span><text:span text:style-name="T160">1</text:span><text:span text:style-name="T177">秒</text:span>，該個體、某一特定粒子群 之間的 距離 是<text:span text:style-name="T9"> S公</text:span>尺。</text:p>
                    </text:list-item>
                    <text:list-item>
                      <text:p text:style-name="P67">假定，第<text:span text:style-name="T92">t</text:span><text:span text:style-name="T160">1</text:span><text:span text:style-name="T177">秒</text:span>，該粒子群 佔據的 面積 是（<text:span text:style-name="T8">L</text:span><text:span text:style-name="T90"> * L</text:span><text:span text:style-name="T159">）</text:span><text:span text:style-name="T37">(公尺</text:span><text:span text:style-name="T2">2</text:span><text:span text:style-name="T38">)</text:span>。</text:p>
                    </text:list-item>
                    <text:list-item>
                      <text:p text:style-name="P70">假定，第<text:span text:style-name="T92">t</text:span><text:span text:style-name="T160">2</text:span><text:span text:style-name="T177">秒</text:span>，該個體、某一特定粒子群 之間的 距離 是<text:span text:style-name="T8"> </text:span><text:span text:style-name="T9">(</text:span><text:span text:style-name="T36">r * </text:span><text:span text:style-name="T8">S)</text:span><text:span text:style-name="T9">公</text:span>尺。</text:p>
                    </text:list-item>
                    <text:list-item>
                      <text:p text:style-name="P71">第<text:span text:style-name="T92">t</text:span><text:span text:style-name="T160">2</text:span><text:span text:style-name="T177">秒</text:span>，該粒子群 佔據的 面積 是（<text:span text:style-name="T91">r*L * r*L</text:span>）<text:span text:style-name="T37">(公尺</text:span><text:span text:style-name="T2">2</text:span><text:span text:style-name="T38">)</text:span>。</text:p>
                    </text:list-item>
                    <text:list-item>
                      <text:p text:style-name="P72">第<text:span text:style-name="T92">t</text:span><text:span text:style-name="T161">2</text:span><text:span text:style-name="T177">秒的面積、</text:span>第<text:span text:style-name="T92">t</text:span><text:span text:style-name="T160">1</text:span><text:span text:style-name="T177">秒的面積 的 比值</text:span><text:span text:style-name="T92"> =</text:span><text:span text:style-name="T178">（</text:span><text:span text:style-name="T180">r*L * r*L</text:span><text:span text:style-name="T178">）/（</text:span><text:span text:style-name="T179">L</text:span><text:span text:style-name="T181"> * L</text:span><text:span text:style-name="T184">）</text:span><text:span text:style-name="T182">= </text:span><text:span text:style-name="T183">r</text:span><text:span text:style-name="T185">2</text:span><text:span text:style-name="T180"> </text:span><text:span text:style-name="T182">=</text:span><text:span text:style-name="T92"> </text:span><text:span text:style-name="T94">距離比值</text:span><text:span text:style-name="T7">2</text:span>。</text:p>
                    </text:list-item>
                    <text:list-item>
                      <text:p text:style-name="P72">第<text:span text:style-name="T8">(</text:span><text:span text:style-name="T111">r*</text:span><text:span text:style-name="T8">S)公尺</text:span><text:span text:style-name="T177">的面積、</text:span>第<text:span text:style-name="T8">S公尺</text:span><text:span text:style-name="T177">的面積 的比值</text:span><text:span text:style-name="T92">=</text:span><text:span text:style-name="T178">（</text:span><text:span text:style-name="T180">r*L * r*L</text:span><text:span text:style-name="T178">）/（</text:span><text:span text:style-name="T179">L</text:span><text:span text:style-name="T181">*L</text:span><text:span text:style-name="T184">）</text:span><text:span text:style-name="T182">=</text:span><text:span text:style-name="T183">r</text:span><text:span text:style-name="T185">2</text:span><text:span text:style-name="T182">=</text:span><text:span text:style-name="T92"> </text:span><text:span text:style-name="T94">距離比值</text:span><text:span text:style-name="T7">2</text:span>。</text:p>
                    </text:list-item>
                    <text:list-item>
                      <text:p text:style-name="P73">前進距離 越增加，粒子群佔據的面積 越大，粒子群 越被稀釋，粒子群的 密度 越低。</text:p>
                    </text:list-item>
                    <text:list-item>
                      <text:p text:style-name="P152">相同面積，<text:span text:style-name="T190">第</text:span><text:span text:style-name="T96">(</text:span><text:span text:style-name="T108">r*S</text:span><text:span text:style-name="T96">)公尺</text:span><text:span text:style-name="T177">的粒子群數量、第</text:span><text:span text:style-name="T92">S公尺</text:span><text:span text:style-name="T177">的粒子群數量 的 比值</text:span><text:span text:style-name="T92"> =</text:span><text:span text:style-name="T97">1/</text:span><text:span text:style-name="T94">距離比值</text:span><text:span text:style-name="T7">2</text:span>。</text:p>
                    </text:list-item>
                  </text:list>
                </text:list-item>
                <text:list-item>
                  <text:p text:style-name="P74">明顯例子，某一特定個體 在 時間座標系，以 同心圓 發射 粒子群。</text:p>
                  <text:list>
                    <text:list-item>
                      <text:p text:style-name="P75">第<text:span text:style-name="T92">S</text:span><text:span text:style-name="T161">2</text:span><text:span text:style-name="T177">公尺的面積、</text:span>第<text:span text:style-name="T92">S</text:span><text:span text:style-name="T160">1</text:span><text:span text:style-name="T177">公尺的面積 的 比值</text:span><text:span text:style-name="T92"> = 時間比值</text:span><text:span text:style-name="T7">2</text:span>。</text:p>
                    </text:list-item>
                    <text:list-item>
                      <text:p text:style-name="P76">第<text:span text:style-name="T8">(</text:span><text:span text:style-name="T109">a </text:span><text:span text:style-name="T101">* </text:span><text:span text:style-name="T95">t</text:span><text:span text:style-name="T162">1</text:span><text:span text:style-name="T95">)秒</text:span><text:span text:style-name="T177">的面積、</text:span>第<text:span text:style-name="T95">t</text:span><text:span text:style-name="T160">1</text:span><text:span text:style-name="T92">秒</text:span><text:span text:style-name="T177">的面積 的 比值</text:span><text:span text:style-name="T92"> = 時間比值</text:span><text:span text:style-name="T7">2</text:span>。</text:p>
                      <text:list>
                        <text:list-item>
                          <text:p text:style-name="P77"><text:span text:style-name="T109">a </text:span><text:span text:style-name="T101">是 時間倍率</text:span>。</text:p>
                        </text:list-item>
                      </text:list>
                    </text:list-item>
                    <text:list-item>
                      <text:p text:style-name="P78"><text:span text:style-name="T193">相同面積範圍，</text:span>第<text:span text:style-name="T8">(</text:span><text:span text:style-name="T110">a*</text:span><text:span text:style-name="T95">t</text:span><text:span text:style-name="T162">1</text:span><text:span text:style-name="T8">)</text:span><text:span text:style-name="T95">秒</text:span><text:span text:style-name="T177">的粒子群數量、第</text:span><text:span text:style-name="T95">t</text:span><text:span text:style-name="T160">1</text:span><text:span text:style-name="T95">秒</text:span><text:span text:style-name="T177">的粒子群數量 的 比值</text:span><text:span text:style-name="T92">=</text:span><text:span text:style-name="T97">1/</text:span><text:span text:style-name="T92">時間比值</text:span><text:span text:style-name="T7">2</text:span>。</text:p>
                    </text:list-item>
                  </text:list>
                </text:list-item>
                <text:list-item>
                  <text:p text:style-name="P73">明顯例子，某一特定個體 在 速度座標系，以 同心圓 發射 粒子群。</text:p>
                  <text:list>
                    <text:list-item>
                      <text:p text:style-name="P79">第<text:span text:style-name="T92">S</text:span><text:span text:style-name="T161">2</text:span><text:span text:style-name="T177">公尺的面積、</text:span>第<text:span text:style-name="T92">S</text:span><text:span text:style-name="T160">1</text:span><text:span text:style-name="T177">公尺的面積 的 比值</text:span><text:span text:style-name="T92"> = </text:span><text:span text:style-name="T93">速度比值</text:span><text:span text:style-name="T7">2</text:span>。</text:p>
                    </text:list-item>
                    <text:list-item>
                      <text:p text:style-name="P80">第<text:span text:style-name="T104">v</text:span><text:span text:style-name="T175">2</text:span><text:span text:style-name="T95">(公尺/秒)</text:span><text:span text:style-name="T177">的面積、</text:span>第<text:span text:style-name="T104">v</text:span><text:span text:style-name="T175">1</text:span><text:span text:style-name="T95">(公尺/秒)</text:span><text:span text:style-name="T177">的面積 的 比值</text:span><text:span text:style-name="T92"> = </text:span><text:span text:style-name="T93">速度比值</text:span><text:span text:style-name="T7">2</text:span>。</text:p>
                    </text:list-item>
                    <text:list-item>
                      <text:p text:style-name="P81"><text:span text:style-name="T193">相同面積，</text:span>第<text:span text:style-name="T104">v</text:span><text:span text:style-name="T175">2</text:span><text:span text:style-name="T95">(公尺/秒)</text:span><text:span text:style-name="T177">的粒子群數量、第</text:span><text:span text:style-name="T104">v</text:span><text:span text:style-name="T175">1</text:span><text:span text:style-name="T95">(公尺/秒)</text:span><text:span text:style-name="T177">的粒子群數量 比值</text:span><text:span text:style-name="T92">=1/</text:span><text:span text:style-name="T98">(</text:span><text:span text:style-name="T92">v</text:span><text:span text:style-name="T163">2、</text:span><text:span text:style-name="T164">1</text:span><text:span text:style-name="T98">)</text:span><text:span text:style-name="T7">2</text:span>。</text:p>
                      <text:list>
                        <text:list-item>
                          <text:p text:style-name="P82"><text:span text:style-name="T92">v</text:span><text:span text:style-name="T163">2、</text:span><text:span text:style-name="T164">1</text:span><text:span text:style-name="T8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79">明顯例子，第一個個體 在 第二個個體的 座標系，以 同心圓 發射（第三個個體的）粒子群。</text:p>
                  <text:list>
                    <text:list-item>
                      <text:p text:style-name="P83">第<text:span text:style-name="T92">S</text:span><text:span text:style-name="T161">2</text:span><text:span text:style-name="T177">公尺的面積、</text:span>第<text:span text:style-name="T92">S</text:span><text:span text:style-name="T160">1</text:span><text:span text:style-name="T177">公尺的面積 的 比值</text:span><text:span text:style-name="T92"> = (</text:span>第二個個體的 比值<text:span text:style-name="T93">)</text:span><text:span text:style-name="T7">2</text:span>。</text:p>
                    </text:list-item>
                    <text:list-item>
                      <text:p text:style-name="P84">第<text:span text:style-name="T103">b</text:span><text:span text:style-name="T167">2</text:span>（<text:span text:style-name="T102">u</text:span>）<text:span text:style-name="T177">的面積、</text:span>第<text:span text:style-name="T103">b</text:span><text:span text:style-name="T168">1</text:span>（<text:span text:style-name="T102">u</text:span>）<text:span text:style-name="T177">的面積 的 比值</text:span><text:span text:style-name="T92"> = (</text:span><text:span text:style-name="T44">b</text:span><text:span text:style-name="T167">2、</text:span><text:span text:style-name="T172">1</text:span><text:span text:style-name="T93">)</text:span><text:span text:style-name="T7">2</text:span>。</text:p>
                      <text:list>
                        <text:list-item>
                          <text:p text:style-name="P85">假定，第二個個體 是<text:span text:style-name="T9"> </text:span><text:span text:style-name="T45">b</text:span>。</text:p>
                          <text:list>
                            <text:list-item>
                              <text:p text:style-name="P86">假定，粒子群 蘊含的 <text:span text:style-name="T41">初始</text:span><text:span text:style-name="T44">b</text:span><text:span text:style-name="T41"> 是 </text:span><text:span text:style-name="T44">b</text:span><text:span text:style-name="T165">1</text:span><text:span text:style-name="T191">。</text:span></text:p>
                            </text:list-item>
                            <text:list-item>
                              <text:p text:style-name="P87">假定，粒子群 蘊含的<text:span text:style-name="T9"> 結果</text:span><text:span text:style-name="T44">b</text:span><text:span text:style-name="T41"> 是 </text:span><text:span text:style-name="T44">b</text:span><text:span text:style-name="T166">2</text:span>。</text:p>
                            </text:list-item>
                            <text:list-item>
                              <text:p text:style-name="P88">假定，粒子群 蘊含的<text:span text:style-name="T9"> 比值</text:span><text:span text:style-name="T44">b</text:span><text:span text:style-name="T41"> 是 </text:span><text:span text:style-name="T44">b</text:span><text:span text:style-name="T167">2、</text:span><text:span text:style-name="T170">1</text:span>。</text:p>
                            </text:list-item>
                          </text:list>
                        </text:list-item>
                        <text:list-item>
                          <text:p text:style-name="P88">假定，<text:span text:style-name="T103">b</text:span><text:span text:style-name="T42">的 單位 是 </text:span><text:span text:style-name="T43">u</text:span><text:span text:style-name="T192">。</text:span></text:p>
                          <text:list>
                            <text:list-item>
                              <text:p text:style-name="P88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<text:span text:style-name="T193">相同面積，</text:span>第<text:span text:style-name="T103">b</text:span><text:span text:style-name="T167">2</text:span>（<text:span text:style-name="T102">u</text:span>）<text:span text:style-name="T177">的粒子群數量、第</text:span><text:span text:style-name="T103">b</text:span><text:span text:style-name="T168">1</text:span>（<text:span text:style-name="T102">u</text:span>）<text:span text:style-name="T177">的粒子群數量 的 比值 </text:span><text:span text:style-name="T92">= 1 / </text:span><text:span text:style-name="T98">(</text:span><text:span text:style-name="T44">b</text:span><text:span text:style-name="T167">2、</text:span><text:span text:style-name="T171">1</text:span><text:span text:style-name="T98">)</text:span><text:span text:style-name="T7">2</text:span>。</text:p>
                    </text:list-item>
                    <text:list-item>
                      <text:p text:style-name="P90">假定，第三個個體 均勻分布。</text:p>
                    </text:list-item>
                    <text:list-item>
                      <text:p text:style-name="P90">在 第二個個體的 座標系。</text:p>
                      <text:list>
                        <text:list-item>
                          <text:p text:style-name="P90">第三個個體 距離 第一個個體 越遠，第三個個體的 密度 越低。</text:p>
                        </text:list-item>
                        <text:list-item>
                          <text:p text:style-name="P91"><text:span text:style-name="T193">相同粒子群數量，</text:span>第三個個體 距離 第一個個體 越遠，面積 越大。</text:p>
                          <text:list>
                            <text:list-item>
                              <text:p text:style-name="P92">假定，第<text:span text:style-name="T44">b</text:span><text:span text:style-name="T166">1</text:span> （<text:span text:style-name="T102">u</text:span>）的 面積 是 <text:span text:style-name="T105">A</text:span><text:span text:style-name="T176">1</text:span>。</text:p>
                              <text:list>
                                <text:list-item>
                                  <text:p text:style-name="P93"><text:span text:style-name="T44">b</text:span><text:span text:style-name="T166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94">第<text:span text:style-name="T44">b</text:span><text:span text:style-name="T169">2</text:span> （<text:span text:style-name="T102">u</text:span>）的 <text:span text:style-name="T98">面積 = </text:span><text:span text:style-name="T105">A</text:span><text:span text:style-name="T176">1</text:span><text:span text:style-name="T98"> *</text:span><text:span text:style-name="T99"> </text:span><text:span text:style-name="T98">(</text:span><text:span text:style-name="T44">b</text:span><text:span text:style-name="T167">2、</text:span><text:span text:style-name="T173">1</text:span><text:span text:style-name="T98">)</text:span><text:span text:style-name="T7">2</text:span>。</text:p>
                              <text:list>
                                <text:list-item>
                                  <text:p text:style-name="P95"><text:span text:style-name="T44">b</text:span><text:span text:style-name="T167">2、</text:span><text:span text:style-name="T174">1</text:span> 是（第二個個體的 座標系，第三個個體 位移的）距離<text:span text:style-name="T98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<text:span text:style-name="T193">相同面積，</text:span>第三個個體 距離 第一個個體 越遠，粒子群數量 越少。</text:p>
                          <text:list>
                            <text:list-item>
                              <text:p text:style-name="P97">假定， 距離 是 <text:span text:style-name="T44">b</text:span><text:span text:style-name="T167">2、</text:span><text:span text:style-name="T174">1</text:span><text:span text:style-name="T98">。</text:span></text:p>
                              <text:list>
                                <text:list-item>
                                  <text:p text:style-name="P98"><text:span text:style-name="T98">當下粒子群數量 = 過去粒子群數量 *</text:span><text:span text:style-name="T99"> </text:span><text:span text:style-name="T92">1 / </text:span><text:span text:style-name="T98">(</text:span><text:span text:style-name="T44">b</text:span><text:span text:style-name="T167">2、</text:span><text:span text:style-name="T174">1</text:span><text:span text:style-name="T98">)</text:span>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98">假定，第<text:span text:style-name="T44">b</text:span><text:span text:style-name="T166">1</text:span> （<text:span text:style-name="T102">u</text:span>）的 粒子群數量 是 <text:span text:style-name="T106">c</text:span><text:span text:style-name="T176">1</text:span>。</text:p>
                            </text:list-item>
                            <text:list-item>
                              <text:p text:style-name="P99">第<text:span text:style-name="T44">b</text:span><text:span text:style-name="T169">2</text:span> （<text:span text:style-name="T102">u</text:span>）的 <text:span text:style-name="T98">粒子群數量 = </text:span><text:span text:style-name="T107">c</text:span><text:span text:style-name="T176">1</text:span><text:span text:style-name="T98"> </text:span><text:span text:style-name="T100">/ </text:span><text:span text:style-name="T98">(</text:span><text:span text:style-name="T44">b</text:span><text:span text:style-name="T167">2、</text:span><text:span text:style-name="T174">1</text:span><text:span text:style-name="T98">)</text:span><text:span text:style-name="T7">2</text:span>。</text:p>
                            </text:list-item>
                          </text:list>
                        </text:list-item>
                        <text:list-item>
                          <text:p text:style-name="P100">假定， <text:span text:style-name="T44">b</text:span><text:span text:style-name="T167">2</text:span><text:span text:style-name="T8"> = </text:span><text:span text:style-name="T116">0</text:span>。</text:p>
                          <text:list>
                            <text:list-item>
                              <text:p text:style-name="P100">第<text:span text:style-name="T44">b</text:span><text:span text:style-name="T169">2</text:span> （<text:span text:style-name="T102">u</text:span>）的 <text:span text:style-name="T98">粒子群數量</text:span><text:span text:style-name="T8"> = </text:span><text:span text:style-name="T116">0</text:span>。</text:p>
                            </text:list-item>
                            <text:list-item>
                              <text:p text:style-name="P170">（相關描述在 <text:span text:style-name="T139">世界學</text:span> 文件群的 <text:span text:style-name="T139">無窮大、無窮小</text:span> 的 <text:span text:style-name="T139">假定，汽車流水線 運作</text:span>）</text:p>
                            </text:list-item>
                          </text:list>
                        </text:list-item>
                        <text:list-item>
                          <text:p text:style-name="P101">假定，<text:span text:style-name="T44">b</text:span><text:span text:style-name="T167">2</text:span><text:span text:style-name="T8"> 無限趨近於 </text:span><text:span text:style-name="T117">0</text:span>。</text:p>
                          <text:list>
                            <text:list-item>
                              <text:p text:style-name="P101">第<text:span text:style-name="T44">b</text:span><text:span text:style-name="T169">2</text:span> （<text:span text:style-name="T102">u</text:span>）的 <text:span text:style-name="T98">粒子群數量</text:span><text:span text:style-name="T8"> = 粒子群 </text:span><text:span text:style-name="T117">剛生產出來的 數量</text:span>。</text:p>
                              <text:list>
                                <text:list-item>
                                  <text:p text:style-name="P101">抽象例子，汽車流水線 連續生產、連綿不斷生產的 的 生產數量。</text:p>
                                  <text:list>
                                    <text:list-item>
                                      <text:p text:style-name="P101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101">抽象例子，麵包工坊、麵包烤箱 剛出爐、一次出爐、一批一批 的 麵包數量。</text:p>
                                  <text:list>
                                    <text:list-item>
                                      <text:p text:style-name="P101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無窮大、無窮小"/>無窮大<text:bookmark-end text:name="無窮大、無窮小"/>、無窮小</text:p>
          <text:list>
            <text:list-item>
              <text:p text:style-name="P153">無窮<text:span text:style-name="T141">大、</text:span>無窮<text:span text:style-name="T141">小</text:span>。</text:p>
              <text:list>
                <text:list-item>
                  <text:p text:style-name="P154">無窮<text:span text:style-name="T141">大</text:span> 是 <text:span text:style-name="T141">無限大。</text:span></text:p>
                </text:list-item>
                <text:list-item>
                  <text:p text:style-name="P154">無窮<text:span text:style-name="T141">小</text:span> 是 <text:span text:style-name="T141">無限小</text:span>。</text:p>
                </text:list-item>
              </text:list>
            </text:list-item>
            <text:list-item>
              <text:p text:style-name="P155">數值、無窮。</text:p>
              <text:list>
                <text:list-item>
                  <text:p text:style-name="P156">數值、無窮。</text:p>
                  <text:list>
                    <text:list-item>
                      <text:p text:style-name="P13"><text:span text:style-name="T190">數值 </text:span><text:span text:style-name="T124">↔</text:span><text:span text:style-name="T190"> 存在</text:span>。</text:p>
                    </text:list-item>
                    <text:list-item>
                      <text:p text:style-name="P157"><text:span text:style-name="T190">無窮 </text:span><text:span text:style-name="T124">↔</text:span><text:span text:style-name="T190"> 變化</text:span>。</text:p>
                    </text:list-item>
                  </text:list>
                </text:list-item>
                <text:list-item>
                  <text:p text:style-name="P157">數值、無窮。</text:p>
                  <text:list>
                    <text:list-item>
                      <text:p text:style-name="P162"><text:span text:style-name="T190">數值 </text:span><text:span text:style-name="T124">↔</text:span><text:span text:style-name="T190"> 成熟期</text:span>。<text:span text:style-name="T212">{、發胖期、消瘦期}</text:span></text:p>
                    </text:list-item>
                    <text:list-item>
                      <text:p text:style-name="P158"><text:span text:style-name="T190">無窮 </text:span><text:span text:style-name="T124">↔</text:span><text:span text:style-name="T190"> 成長期、衰亡期</text:span>。<text:span text:style-name="T212">{、懷孕期、降解期}</text:span></text:p>
                    </text:list-item>
                  </text:list>
                </text:list-item>
                <text:list-item>
                  <text:p text:style-name="P158">數值、無窮。</text:p>
                  <text:list>
                    <text:list-item>
                      <text:p text:style-name="P161"><text:span text:style-name="T190">數值 </text:span><text:span text:style-name="T124">↔</text:span><text:span text:style-name="T190"> 降低、維持、提升</text:span>。<text:span text:style-name="T212">{</text:span><text:span text:style-name="T213">維持 </text:span><text:span text:style-name="T214">↔</text:span><text:span text:style-name="T213"> 暫停 降低、提升}</text:span></text:p>
                    </text:list-item>
                    <text:list-item>
                      <text:p text:style-name="P160"><text:span text:style-name="T190">無窮 </text:span><text:span text:style-name="T124">↔</text:span><text:span text:style-name="T190"> 退化、維持、昇華</text:span>。<text:span text:style-name="T212">{</text:span><text:span text:style-name="T213">維持 </text:span><text:span text:style-name="T214">↔</text:span><text:span text:style-name="T213"> 暫停 退化、昇華</text:span><text:span text:style-name="T212">}</text:span></text:p>
                    </text:list-item>
                  </text:list>
                </text:list-item>
                <text:list-item>
                  <text:p text:style-name="P158">數值、無窮。</text:p>
                  <text:list>
                    <text:list-item>
                      <text:p text:style-name="P158"><text:span text:style-name="T190">數值 </text:span><text:span text:style-name="T124">↔</text:span><text:span text:style-name="T190"> 溫度</text:span>。</text:p>
                      <text:list>
                        <text:list-item>
                          <text:p text:style-name="P159"><text:span text:style-name="T190">數值 </text:span><text:span text:style-name="T124">↔</text:span><text:span text:style-name="T190">（某一特定個體 在 某一特定相態的）溫度、重量、平均動能</text:span>。</text:p>
                        </text:list-item>
                      </text:list>
                    </text:list-item>
                    <text:list-item>
                      <text:p text:style-name="P158"><text:span text:style-name="T190">無窮 </text:span><text:span text:style-name="T124">↔</text:span><text:span text:style-name="T190"> 相變</text:span>。</text:p>
                      <text:list>
                        <text:list-item>
                          <text:p text:style-name="P155"><text:span text:style-name="T190">無窮 </text:span><text:span text:style-name="T124">↔</text:span><text:span text:style-name="T190">（某一特定個體 在 不同相態的）相態轉換、相態轉變</text:span>。</text:p>
                          <text:list>
                            <text:list-item>
                              <text:p text:style-name="P155">相態 的 明顯例子，固態、液態、氣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無窮大 <text:span text:style-name="T124">↔</text:span> 變化（的 過程）、不存在。</text:p>
              <text:list>
                <text:list-item>
                  <text:p text:style-name="P103">無窮小 <text:span text:style-name="T124">↔</text:span> 無窮大的 倒數。</text:p>
                  <text:list>
                    <text:list-item>
                      <text:p text:style-name="P5">無窮<text:span text:style-name="T128">小 </text:span><text:span text:style-name="T124">↔</text:span> <text:span text:style-name="T128">狀態、結構、關係 </text:span>變化<text:span text:style-name="T128">（的 過程）</text:span>。</text:p>
                      <text:list>
                        <text:list-item>
                          <text:p text:style-name="P99">變化 的 明顯例子，產生、消失、湮滅、轉變、轉換。</text:p>
                          <text:list>
                            <text:list-item>
                              <text:p text:style-name="P104">逼近、變成 數值 <text:span text:style-name="T124">↔</text:span>（逐漸）<text:span text:style-name="T196">存在</text:span>。</text:p>
                            </text:list-item>
                            <text:list-item>
                              <text:p text:style-name="P6">從 數值<text:span text:style-name="T128"> 逼近、</text:span>變成 無窮大 <text:span text:style-name="T124">↔</text:span> 第一個<text:span text:style-name="T200">存在</text:span><text:span text:style-name="T128"> </text:span><text:span text:style-name="T133">形成</text:span><text:span text:style-name="T128">、</text:span><text:span text:style-name="T201">變成</text:span><text:span text:style-name="T128"> </text:span><text:span text:style-name="T199">第二個存在</text:span><text:span text:style-name="T132">(</text:span><text:span text:style-name="T131">的 過程)</text:span>。</text:p>
                              <text:list>
                                <text:list-item>
                                  <text:p text:style-name="P105"><text:span text:style-name="T199">形成</text:span> 是 <text:span text:style-name="T199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6">從 數值<text:span text:style-name="T128"> 逼近、</text:span>變成 無窮小 <text:span text:style-name="T124">↔</text:span> 第一個<text:span text:style-name="T200">存在</text:span><text:span text:style-name="T128"> </text:span><text:span text:style-name="T133">消成</text:span><text:span text:style-name="T128">、</text:span><text:span text:style-name="T201">變成</text:span><text:span text:style-name="T128"> </text:span><text:span text:style-name="T199">第二個存在</text:span><text:span text:style-name="T132">(</text:span><text:span text:style-name="T131">的 過程)</text:span>。</text:p>
                              <text:list>
                                <text:list-item>
                                  <text:p text:style-name="P106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107">從 無窮大 逼近、變成 數值 <text:span text:style-name="T124">↔</text:span> 第一個存在<text:span text:style-name="T9"> </text:span><text:span text:style-name="T55">消成</text:span>、變成 第二個<text:span text:style-name="T196">存在</text:span><text:span text:style-name="T54">(</text:span><text:span text:style-name="T9">的 過程)</text:span>。</text:p>
                            </text:list-item>
                            <text:list-item>
                              <text:p text:style-name="P6">從 無窮小<text:span text:style-name="T128"> 逼近、</text:span>變成 數值 <text:span text:style-name="T124">↔</text:span> 第一個存在<text:span text:style-name="T128"> </text:span><text:span text:style-name="T133">形成</text:span><text:span text:style-name="T128">、</text:span><text:span text:style-name="T201">變成</text:span> 第二個<text:span text:style-name="T196">存在</text:span><text:span text:style-name="T132">(</text:span><text:span text:style-name="T131">的 過程)</text:span>。</text:p>
                              <text:list>
                                <text:list-item>
                                  <text:p text:style-name="P108">明顯例子<text:span text:style-name="T9">，攝氏</text:span><text:span text:style-name="T52">0度的液態水（逐漸）</text:span><text:span text:style-name="T55">形成、</text:span><text:span text:style-name="T52">變成 攝氏0</text:span><text:span text:style-name="T197">度的固態水</text:span>。</text:p>
                                  <text:list>
                                    <text:list-item>
                                      <text:p text:style-name="P109">液態水的 重量、存在<text:span text:style-name="T52">（逐漸）</text:span><text:span text:style-name="T55">形成、</text:span><text:span text:style-name="T52">變成</text:span><text:span text:style-name="T199"> 固態</text:span>水的 重量、存在<text:span text:style-name="T52">。</text:span></text:p>
                                      <text:list>
                                        <text:list-item>
                                          <text:p text:style-name="P110"><text:span text:style-name="T52">該過程，</text:span>液態水的 重量、存在，數值 →<text:span text:style-name="T198"> </text:span>無窮小<text:span text:style-name="T9"> →</text:span><text:span text:style-name="T53"> 0</text:span><text:span text:style-name="T198">。</text:span></text:p>
                                        </text:list-item>
                                        <text:list-item>
                                          <text:p text:style-name="P111"><text:span text:style-name="T52">該過程，</text:span>固態水的 重量、存在，<text:span text:style-name="T53">0</text:span><text:span text:style-name="T8"> →</text:span><text:span text:style-name="T114"> </text:span>無窮小<text:span text:style-name="T9"> →</text:span><text:span text:style-name="T53"> </text:span><text:span text:style-name="T198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液態水的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 </text:span><text:span text:style-name="T9">(</text:span><text:span text:style-name="T52">逐漸</text:span><text:span text:style-name="T57">)</text:span><text:span text:style-name="T58">消成</text:span><text:span text:style-name="T199"> 固態</text:span>水的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</text:span>。</text:p>
                                      <text:list>
                                        <text:list-item>
                                          <text:p text:style-name="P113"><text:span text:style-name="T52">該過程，</text:span>液態水的 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</text:span>，數值 →<text:span text:style-name="T198"> </text:span>無窮大<text:span text:style-name="T198">。</text:span></text:p>
                                        </text:list-item>
                                        <text:list-item>
                                          <text:p text:style-name="P111"><text:span text:style-name="T52">該過程，</text:span>固態水的 <text:span text:style-name="T56">(1/</text:span><text:span text:style-name="T9">重量</text:span><text:span text:style-name="T56">)</text:span>、<text:span text:style-name="T9">(存在</text:span><text:span text:style-name="T1">-</text:span><text:span text:style-name="T4">1</text:span><text:span text:style-name="T57">)</text:span>，無窮大<text:span text:style-name="T9"> →</text:span><text:span text:style-name="T53"> </text:span><text:span text:style-name="T198">數值</text:span>。</text:p>
                                          <text:list>
                                            <text:list-item>
                                              <text:p text:style-name="P114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9">水分子的（平均）動<text:span text:style-name="T141">能</text:span> 沒有 變化。</text:p>
                                      <text:list>
                                        <text:list-item>
                                          <text:p text:style-name="P7"><text:span text:style-name="T128">動</text:span><text:span text:style-name="T138">能</text:span><text:span text:style-name="T128">、</text:span>大小<text:span text:style-name="T128">、溫度 的 存在 </text:span><text:span text:style-name="T125">↔</text:span><text:span text:style-name="T202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1">水分子 之間的 結構、關係 有 變化。</text:p>
                                      <text:list>
                                        <text:list-item>
                                          <text:p text:style-name="P8"><text:span text:style-name="T128">結構、關係、相態 的 </text:span>變化 <text:span text:style-name="T125">↔</text:span><text:span text:style-name="T202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3">數值 <text:span text:style-name="T124">↔</text:span> 存在。</text:p>
                      <text:list>
                        <text:list-item>
                          <text:p text:style-name="P99">數值 的 明顯例子，<text:span text:style-name="T50">1、</text:span><text:span text:style-name="T51">√</text:span><text:span text:style-name="T50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蠟燭 在 空間座標系，以 同心圓 發射 光。</text:p>
                  <text:list>
                    <text:list-item>
                      <text:p text:style-name="P99">假定，蠟燭、光 的 距離 是<text:span text:style-name="T9"> </text:span><text:span text:style-name="T46">0</text:span>。</text:p>
                      <text:list>
                        <text:list-item>
                          <text:p text:style-name="P116">已知，第<text:span text:style-name="T8">(</text:span><text:span text:style-name="T111">r*</text:span><text:span text:style-name="T8">S)公尺</text:span><text:span text:style-name="T177">的面積、</text:span>第<text:span text:style-name="T8">S公尺</text:span><text:span text:style-name="T177">的面積 的比值 </text:span><text:span text:style-name="T92">= </text:span><text:span text:style-name="T94">距離比值</text:span><text:span text:style-name="T7">2</text:span>。</text:p>
                          <text:list>
                            <text:list-item>
                              <text:p text:style-name="P171">（相關描述在 <text:span text:style-name="T139">世界學</text:span> 文件群的 <text:span text:style-name="T139">平方</text:span>）</text:p>
                            </text:list-item>
                            <text:list-item>
                              <text:p text:style-name="P116">假定<text:span text:style-name="T9">，</text:span><text:span text:style-name="T47">r = 0</text:span><text:span text:style-name="T194">。</text:span></text:p>
                              <text:list>
                                <text:list-item>
                                  <text:p text:style-name="P117">第<text:span text:style-name="T112">0</text:span><text:span text:style-name="T8">公尺</text:span><text:span text:style-name="T177">的 </text:span>面積 是<text:span text:style-name="T9"> </text:span><text:span text:style-name="T47">0</text:span>。</text:p>
                                </text:list-item>
                              </text:list>
                            </text:list-item>
                            <text:list-item>
                              <text:p text:style-name="P117">光 佔據（空間）的 面積 是<text:span text:style-name="T9"> </text:span><text:span text:style-name="T48">0</text:span>。</text:p>
                            </text:list-item>
                          </text:list>
                        </text:list-item>
                        <text:list-item>
                          <text:p text:style-name="P118">已知，<text:span text:style-name="T193">相同面積。</text:span></text:p>
                          <text:list>
                            <text:list-item>
                              <text:p text:style-name="P118">第<text:span text:style-name="T8">(</text:span><text:span text:style-name="T108">r*S</text:span><text:span text:style-name="T8">)公尺</text:span><text:span text:style-name="T177">的粒子群數量、第</text:span><text:span text:style-name="T92">S公尺</text:span><text:span text:style-name="T177">的粒子群數量 的 比值</text:span><text:span text:style-name="T92"> =</text:span><text:span text:style-name="T97">1/</text:span><text:span text:style-name="T94">距離比值</text:span><text:span text:style-name="T7">2</text:span>。</text:p>
                            </text:list-item>
                            <text:list-item>
                              <text:p text:style-name="P119">假定<text:span text:style-name="T9">，</text:span><text:span text:style-name="T47">r = 0</text:span>。</text:p>
                              <text:list>
                                <text:list-item>
                                  <text:p text:style-name="P119">第<text:span text:style-name="T112">0</text:span><text:span text:style-name="T8">公尺</text:span><text:span text:style-name="T177">的 粒子群數量</text:span> 是<text:span text:style-name="T9"> </text:span>無窮大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120">光的 數量 是 無窮大<text:span text:style-name="T7">2</text:span>。</text:p>
                            </text:list-item>
                          </text:list>
                        </text:list-item>
                        <text:list-item>
                          <text:p text:style-name="P121">光 佔據的面積是零、粒子群數量是<text:span text:style-name="T49">(</text:span><text:span text:style-name="T9">無窮大</text:span><text:span text:style-name="T3">2</text:span><text:span text:style-name="T49">)</text:span><text:span text:style-name="T195"> </text:span><text:span text:style-name="T120">↔</text:span><text:span text:style-name="T113"> </text:span>蠟燭 正在產生 光。</text:p>
                          <text:list>
                            <text:list-item>
                              <text:p text:style-name="P99">光 正在形成。</text:p>
                            </text:list-item>
                            <text:list-item>
                              <text:p text:style-name="P99">假定，光 有 形成。</text:p>
                              <text:list>
                                <text:list-item>
                                  <text:p text:style-name="P122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122">明顯例子，汽車流水線。</text:p>
                              <text:list>
                                <text:list-item>
                                  <text:p text:style-name="P122">假定，汽車流水線 生產出 汽車，汽車 駕駛出去、擴散出去。</text:p>
                                  <text:list>
                                    <text:list-item>
                                      <text:p text:style-name="P122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123">汽車流水線 裡面的（假想、潛能、能夠生產的）汽車數量 是 無窮大。</text:p>
                                  <text:list>
                                    <text:list-item>
                                      <text:p text:style-name="P124">潛能 是（亞里斯多德 認定的）潛能。</text:p>
                                    </text:list-item>
                                    <text:list-item>
                                      <text:p text:style-name="P124">汽車流水線（只）擁有 未完成的汽車。</text:p>
                                      <text:list>
                                        <text:list-item>
                                          <text:p text:style-name="P124">離開 汽車流水線的 汽車，才算是 完成的汽車。</text:p>
                                          <text:list>
                                            <text:list-item>
                                              <text:p text:style-name="P9">完整的汽車<text:span text:style-name="T128">、成品</text:span> 是 組裝完畢的 汽車。</text:p>
                                            </text:list-item>
                                            <text:list-item>
                                              <text:p text:style-name="P9">完成的汽車<text:span text:style-name="T128">、用品</text:span> 是 正式運行的 汽車。</text:p>
                                            </text:list-item>
                                            <text:list-item>
                                              <text:p text:style-name="P125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124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126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126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6">完成的汽車 不一定是 完整的汽車。</text:p>
                                          <text:list>
                                            <text:list-item>
                                              <text:p text:style-name="P126">明顯例子，（已經在道路上跑的）少裝方向燈的汽車。</text:p>
                                            </text:list-item>
                                            <text:list-item>
                                              <text:p text:style-name="P127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8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122">汽車流水線 裡面的（真實、實現、當下擁有的）汽車數量 是<text:span text:style-name="T9"> </text:span><text:span text:style-name="T59">0</text:span>。</text:p>
                                  <text:list>
                                    <text:list-item>
                                      <text:p text:style-name="P124">實現 是（亞里斯多德 認定的）實現。</text:p>
                                    </text:list-item>
                                    <text:list-item>
                                      <text:p text:style-name="P129">汽車流水線 裡面的（真實、實現、當下擁有的）汽車密度 是<text:span text:style-name="T9"> </text:span><text:span text:style-name="T60">0</text:span>。</text:p>
                                    </text:list-item>
                                    <text:list-item>
                                      <text:p text:style-name="P130">在 汽車流水線 裡面。</text:p>
                                      <text:list>
                                        <text:list-item>
                                          <text:p text:style-name="P130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131">塑膠、金屬、材料（逐漸）<text:span text:style-name="T199">形成、產生、收斂、塑形、改造 成 汽車</text:span>。</text:p>
                                          <text:list>
                                            <text:list-item>
                                              <text:p text:style-name="P131">明顯例子，攝氏<text:span text:style-name="T115">0</text:span><text:span text:style-name="T204">度的</text:span>液態水（逐漸）形成 攝氏<text:span text:style-name="T8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0">在 汽車流水線 外面。</text:p>
                                  <text:list>
                                    <text:list-item>
                                      <text:p text:style-name="P130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130">汽車 <text:span text:style-name="T126">↔</text:span><text:span text:style-name="T203"> 光</text:span>。</text:p>
                                  <text:list>
                                    <text:list-item>
                                      <text:p text:style-name="P132">（汽車流水線的）生產（汽車）過程 <text:span text:style-name="T126">↔</text:span><text:span text:style-name="T203">（蠟燭 燃燒中心的）燃燒</text:span>。</text:p>
                                    </text:list-item>
                                    <text:list-item>
                                      <text:p text:style-name="P10"><text:span text:style-name="T131">(汽車流水線的)</text:span><text:span text:style-name="T9">假想</text:span><text:span text:style-name="T131">（、潛能、</text:span><text:span text:style-name="T128">能夠生產的</text:span><text:span text:style-name="T131">）</text:span><text:span text:style-name="T128">汽車</text:span>密度 是 無窮大<text:span text:style-name="T128"> </text:span><text:span text:style-name="T134">↔</text:span><text:span text:style-name="T203">。</text:span></text:p>
                                      <text:list>
                                        <text:list-item>
                                          <text:p text:style-name="P133"><text:span text:style-name="T203">（蠟燭 燃燒中心的）</text:span><text:span text:style-name="T9">假想（、潛能、</text:span>能夠生產的<text:span text:style-name="T9">）</text:span><text:span text:style-name="T203">光密度 是 無窮大</text:span>。</text:p>
                                          <text:list>
                                            <text:list-item>
                                              <text:p text:style-name="P134"><text:span text:style-name="T9">假想</text:span>汽車密度 是 汽車流水線 裡面<text:span text:style-name="T9">的</text:span><text:span text:style-name="T203">（</text:span><text:span text:style-name="T9">假想、潛能</text:span><text:span text:style-name="T203">）</text:span>汽車密度。</text:p>
                                            </text:list-item>
                                            <text:list-item>
                                              <text:p text:style-name="P135"><text:span text:style-name="T9">假想</text:span>光密度 是<text:span text:style-name="T203">（蠟燭）燃燒中心 </text:span>裡面的<text:span text:style-name="T203">（</text:span><text:span text:style-name="T9">假想、潛能</text:span><text:span text:style-name="T203">）</text:span>光密度。</text:p>
                                            </text:list-item>
                                            <text:list-item>
                                              <text:p text:style-name="P136">假定 材料 沒有 輸入 →<text:span text:style-name="T206"> 隨著</text:span><text:span text:style-name="T63">(持續)</text:span><text:span text:style-name="T206">生產 材料密度</text:span><text:span text:style-name="T63">(持續)</text:span><text:span text:style-name="T206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<text:span text:style-name="T135">（</text:span><text:span text:style-name="T131">汽車流水線的</text:span><text:span text:style-name="T135">）</text:span><text:span text:style-name="T9">真實</text:span><text:span text:style-name="T135">（</text:span><text:span text:style-name="T128">、實現、當下擁有的）汽車</text:span>密度 是<text:span text:style-name="T9"> </text:span><text:span text:style-name="T61">0</text:span><text:span text:style-name="T130"> </text:span><text:span text:style-name="T136">↔</text:span><text:span text:style-name="T203">。</text:span></text:p>
                                      <text:list>
                                        <text:list-item>
                                          <text:p text:style-name="P137"><text:span text:style-name="T203">（蠟燭）燃燒中心的 </text:span><text:span text:style-name="T9">真實</text:span><text:span text:style-name="T203">（</text:span>、實現、當下擁有的）<text:span text:style-name="T203">光密度</text:span> 是<text:span text:style-name="T9"> </text:span><text:span text:style-name="T61">0</text:span>。</text:p>
                                          <text:list>
                                            <text:list-item>
                                              <text:p text:style-name="P135"><text:span text:style-name="T9">真實</text:span>汽車密度 是 汽車流水線 裡面的<text:span text:style-name="T203">（</text:span><text:span text:style-name="T9">真實、實現</text:span><text:span text:style-name="T203">）</text:span>汽車密度。</text:p>
                                            </text:list-item>
                                            <text:list-item>
                                              <text:p text:style-name="P135"><text:span text:style-name="T9">真實</text:span>光密度 <text:span text:style-name="T9">是</text:span><text:span text:style-name="T203">（</text:span><text:span text:style-name="T62">蠟燭</text:span><text:span text:style-name="T203">）燃燒中心 </text:span>裡面的<text:span text:style-name="T203">（</text:span><text:span text:style-name="T9">真實、實現</text:span><text:span text:style-name="T203">）</text:span>光密度。</text:p>
                                            </text:list-item>
                                            <text:list-item>
                                              <text:p text:style-name="P135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8">假定，材料 沒有 輸入到、物流到 汽車流水線。</text:p>
                                      <text:list>
                                        <text:list-item>
                                          <text:p text:style-name="P139">假定，汽車流水線 運作。</text:p>
                                          <text:list>
                                            <text:list-item>
                                              <text:p text:style-name="P139">汽車 生產過程，材料的 數量（持續）下降。</text:p>
                                            </text:list-item>
                                            <text:list-item>
                                              <text:p text:style-name="P140">汽車 生產過程，半成品 的（真實、實現）數量（<text:span text:style-name="T9">持續</text:span>）上升。</text:p>
                                            </text:list-item>
                                            <text:list-item>
                                              <text:p text:style-name="P140">汽車 生產過程，成品 的（真實、實現）數量（<text:span text:style-name="T9">持續</text:span>）上升。</text:p>
                                            </text:list-item>
                                            <text:list-item>
                                              <text:p text:style-name="P12"><text:span text:style-name="T128">汽車流水線的（</text:span>假想<text:span text:style-name="T128">、潛能）完成的汽車</text:span>數量<text:span text:style-name="T128">（仍然）</text:span>是 無限大。</text:p>
                                            </text:list-item>
                                            <text:list-item>
                                              <text:p text:style-name="P12"><text:span text:style-name="T128">汽車流水線的（</text:span>真實<text:span text:style-name="T128">、實現）完成的汽車</text:span>數量<text:span text:style-name="T128">（仍然）</text:span>是<text:span text:style-name="T9"> </text:span><text:span text:style-name="T64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1">假定，汽車流水線 沒有運作。</text:p>
                                          <text:list>
                                            <text:list-item>
                                              <text:p text:style-name="P141">汽車 生產過程，材料的 數量 沒有變化。</text:p>
                                            </text:list-item>
                                            <text:list-item>
                                              <text:p text:style-name="P141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142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143">汽車流水線的（假想、潛能）完成的汽車數量（仍然）是 <text:span text:style-name="T64">0</text:span>。</text:p>
                                            </text:list-item>
                                            <text:list-item>
                                              <text:p text:style-name="P141">汽車流水線的（真實、實現）完成的汽車數量（仍然）是<text:span text:style-name="T9"> </text:span><text:span text:style-name="T64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4">汽車流水線 <text:span text:style-name="T121">↔</text:span><text:span text:style-name="T205">（</text:span><text:span text:style-name="T62">蠟燭</text:span><text:span text:style-name="T203">）</text:span>燃燒中心。</text:p>
                                          <text:list>
                                            <text:list-item>
                                              <text:p text:style-name="P145">汽車 <text:span text:style-name="T121">↔</text:span><text:span text:style-name="T205"> </text:span>光。</text:p>
                                            </text:list-item>
                                            <text:list-item>
                                              <text:p text:style-name="P146">數量 <text:span text:style-name="T121">↔</text:span><text:span text:style-name="T205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45">假定，材料 有 輸入到、物流到 汽車流水線。</text:p>
                                      <text:list>
                                        <text:list-item>
                                          <text:p text:style-name="P145">假定，汽車流水線 運作。</text:p>
                                          <text:list>
                                            <text:list-item>
                                              <text:p text:style-name="P145">汽車 生產過程，材料的 數量 有機率（持續）上升。</text:p>
                                            </text:list-item>
                                            <text:list-item>
                                              <text:p text:style-name="P145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147">汽車 生產過程，成品 的（真實、實現）數量（<text:span text:style-name="T9">持續</text:span>）上升。</text:p>
                                            </text:list-item>
                                            <text:list-item>
                                              <text:p text:style-name="P147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145">汽車流水線的（真實、實現）完成的汽車數量（仍然）是<text:span text:style-name="T9"> </text:span><text:span text:style-name="T64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45">假定，汽車流水線 沒有運作。</text:p>
                                          <text:list>
                                            <text:list-item>
                                              <text:p text:style-name="P148">汽車 生產過程，材料的 數量（持續）上升。</text:p>
                                            </text:list-item>
                                            <text:list-item>
                                              <text:p text:style-name="P147">汽車 生產過程，半成品 的（實現）數量 沒有變化。</text:p>
                                            </text:list-item>
                                            <text:list-item>
                                              <text:p text:style-name="P147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147">汽車流水線的（假想、潛能）完成的汽車數量（仍然）是 <text:span text:style-name="T64">0</text:span>。</text:p>
                                            </text:list-item>
                                            <text:list-item>
                                              <text:p text:style-name="P147">汽車流水線的（真實、實現）完成的汽車數量（仍然）是<text:span text:style-name="T8"> </text:span><text:span text:style-name="T118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運動</text:p>
          <text:list>
            <text:list-item>
              <text:p text:style-name="P172"><text:span text:style-name="T205">運動</text:span>。</text:p>
              <text:list>
                <text:list-item>
                  <text:p text:style-name="P173">一維運動。</text:p>
                  <text:list>
                    <text:list-item>
                      <text:p text:style-name="P173">單點運動。</text:p>
                      <text:list>
                        <text:list-item>
                          <text:p text:style-name="P174">（二維的）單點往復運動<text:span text:style-name="T190"> </text:span><text:span text:style-name="T127">↔</text:span><text:span text:style-name="T205">（三維的）</text:span>單點往復運動<text:span text:style-name="T205">、</text:span>直線運動。</text:p>
                        </text:list-item>
                      </text:list>
                    </text:list-item>
                  </text:list>
                </text:list-item>
                <text:list-item>
                  <text:p text:style-name="P173">二維運動。</text:p>
                  <text:list>
                    <text:list-item>
                      <text:p text:style-name="P173">直線運動。</text:p>
                      <text:list>
                        <text:list-item>
                          <text:p text:style-name="P175">（二維的）直線往復運動<text:span text:style-name="T190"> </text:span><text:span text:style-name="T127">↔</text:span><text:span text:style-name="T205">（三維的）</text:span>直線往復運動、二維曲線<text:span text:style-name="T205">運動、圓周運動</text:span>。</text:p>
                          <text:list>
                            <text:list-item>
                              <text:p text:style-name="P176">直線往復運動 的 明顯例子，上下運動。</text:p>
                            </text:list-item>
                            <text:list-item>
                              <text:p text:style-name="P177">（二維的）上下運動<text:span text:style-name="T190"> </text:span><text:span text:style-name="T127">↔</text:span><text:span text:style-name="T205">（三維的）圓周運動、同心圓運動</text:span>。</text:p>
                            </text:list-item>
                            <text:list-item>
                              <text:p text:style-name="P35"><text:span text:style-name="T178">明顯例子，粒子 上下運動 →</text:span><text:span text:style-name="T186"> </text:span>粒子 <text:span text:style-name="T205">同心圓運動</text:span>。</text:p>
                              <text:list>
                                <text:list-item>
                                  <text:p text:style-name="P182">同心圓 不是 正圓。</text:p>
                                </text:list-item>
                                <text:list-item>
                                  <text:p text:style-name="P182">同心圓 是 擁有相同 圓心的 圓。</text:p>
                                  <text:list>
                                    <text:list-item>
                                      <text:p text:style-name="P183">同心圓 是 擁有相同 圓心、弧心 的 圓弧（曲線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5">（二維的）直線向前運動<text:span text:style-name="T190"> </text:span><text:span text:style-name="T127">↔</text:span><text:span text:style-name="T205">（三維的）</text:span>直線向前運動、二維曲線<text:span text:style-name="T205">運動、弦波運動</text:span>。</text:p>
                          <text:list>
                            <text:list-item>
                              <text:p text:style-name="P178">右 是<text:span text:style-name="T9"> XYZ坐標系的（</text:span><text:span text:style-name="T66">X軸的）右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<text:span text:style-name="T205">曲線運動</text:span>。</text:p>
                      <text:list>
                        <text:list-item>
                          <text:p text:style-name="P179">（二維的）<text:span text:style-name="T205">圓周運動 </text:span><text:span text:style-name="T127">↔</text:span><text:span text:style-name="T205"> </text:span><text:span text:style-name="T65">(三維的)圓周</text:span><text:span text:style-name="T205">運動</text:span>、三維曲線<text:span text:style-name="T205">運動、螺旋線運動、球周運動</text:span>。</text:p>
                          <text:list>
                            <text:list-item>
                              <text:p text:style-name="P180">圓周運動 的 明顯例子，圓周運動、同心圓運動。</text:p>
                            </text:list-item>
                          </text:list>
                        </text:list-item>
                        <text:list-item>
                          <text:p text:style-name="P179">（二維的）弦波<text:span text:style-name="T207">運動 </text:span><text:span text:style-name="T127">↔</text:span><text:span text:style-name="T205"> </text:span><text:span text:style-name="T65">(三維的)</text:span>弦波<text:span text:style-name="T207">運動</text:span>、三維曲線<text:span text:style-name="T205">運動、螺旋線運動、球弦運動</text:span>。</text:p>
                          <text:list>
                            <text:list-item>
                              <text:p text:style-name="P181">（二維的）弦波運動、圓周運動、同心圓運動<text:span text:style-name="T190"> </text:span><text:span text:style-name="T127">↔</text:span><text:span text:style-name="T205">（三維的）螺旋線運動</text:span>。</text:p>
                            </text:list-item>
                            <text:list-item>
                              <text:p text:style-name="P35"><text:span text:style-name="T178">明顯例子，電磁波 弦波運動 →</text:span><text:span text:style-name="T186"> </text:span>電磁波 <text:span text:style-name="T208">螺旋線</text:span>運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7:15:12.762000000</dc:date>
    <meta:editing-duration>P25DT10H48M10S</meta:editing-duration>
    <meta:editing-cycles>19622</meta:editing-cycles>
    <meta:document-statistic meta:table-count="0" meta:image-count="0" meta:object-count="0" meta:page-count="1" meta:paragraph-count="346" meta:word-count="7265" meta:character-count="8764" meta:non-whitespace-character-count="7861"/>
  </office:meta>
</office:document-meta>
</file>